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.8315in" svg:height="2.3614in" svg:x="5.2165in" svg:y="0.0004in">
            <draw:object draw:notify-on-update-of-ranges="Tabelle1.B4:Tabelle1.B10 Tabelle1.E4:Tabe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8315in" svg:height="2.3614in" svg:x="5.1378in" svg:y="2.8693in">
            <draw:object draw:notify-on-update-of-ranges="Tabelle1.B4:Tabelle1.B11 Tabelle1.E19:Tabelle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8315in" svg:height="2.3614in" svg:x="4.7303in" svg:y="5.6787in">
            <draw:object draw:notify-on-update-of-ranges="Tabelle1.B4:Tabelle1.B11 Tabelle1.E37:Tabelle1.E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8315in" svg:height="2.3614in" svg:x="4.872in" svg:y="10.4094in">
            <draw:object draw:notify-on-update-of-ranges="Tabelle1.B4:Tabelle1.B11 Tabelle1.E62:Tabelle1.E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.8315in" svg:height="2.3614in" svg:x="4.9551in" svg:y="13.5587in">
            <draw:object draw:notify-on-update-of-ranges="Tabelle1.B4:Tabelle1.B11 Tabelle1.E80:Tabelle1.E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.8315in" svg:height="2.3614in" svg:x="4.6933in" svg:y="16.8291in">
            <draw:object draw:notify-on-update-of-ranges="Tabelle1.B4:Tabelle1.B11 Tabelle1.E99:Tabelle1.E10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2.8315in" svg:height="2.3614in" svg:x="5.1008in" svg:y="20.4689in">
            <draw:object draw:notify-on-update-of-ranges="Tabelle1.B4:Tabelle1.B11 Tabelle1.E118:Tabelle1.E1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.8315in" svg:height="2.3614in" svg:x="5.2409in" svg:y="23.4394in">
            <draw:object draw:notify-on-update-of-ranges="Tabelle1.B4:Tabelle1.B11 Tabelle1.E134:Tabelle1.E1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8" draw:style-name="gr1" draw:text-style-name="P1" svg:width="2.8315in" svg:height="2.3614in" svg:x="5.0705in" svg:y="27.0197in">
            <draw:object draw:notify-on-update-of-ranges="Tabelle1.B4:Tabelle1.B11 Tabelle1.E156:Tabelle1.E16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2.8315in" svg:height="2.3614in" svg:x="5.2618in" svg:y="29.7295in">
            <draw:object draw:notify-on-update-of-ranges="Tabelle1.B4:Tabelle1.B11 Tabelle1.E170:Tabelle1.E1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3.226in" svg:height="3.5429in" svg:x="23.1122in" svg:y="28.4854in">
            <draw:object draw:notify-on-update-of-ranges="Tabelle1.H244:Tabelle1.H246 Tabelle1.I243:Tabelle1.I243 Tabelle1.I244:Tabelle1.I246 Tabelle1.K243:Tabelle1.K243 Tabelle1.K244:Tabelle1.K246 Tabelle1.J243:Tabelle1.J243 Tabelle1.J244:Tabelle1.J246 Tabelle1.N243:Tabelle1.N243 Tabelle1.N244:Tabelle1.N24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6.302in" svg:height="3.5335in" svg:x="16.5941in" svg:y="28.3906in">
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1" draw:name="MNV P-domain" draw:style-name="gr1" draw:text-style-name="P1" svg:width="3.0272in" svg:height="3.5429in" svg:x="10.3654in" svg:y="48in">
            <draw:object draw:notify-on-update-of-ranges="Tabelle1.E270:Tabelle1.E274 Tabelle1.F269:Tabelle1.F269 Tabelle1.F270:Tabelle1.F274 Tabelle1.F270:Tabelle1.F274 Tabelle1.H269:Tabelle1.H269 Tabelle1.H270:Tabelle1.H274 Tabelle1.H270:Tabelle1.H274 Tabelle1.G269:Tabelle1.G269 Tabelle1.G270:Tabelle1.G274 Tabelle1.G270:Tabelle1.G274 Tabelle1.K269:Tabelle1.K269 Tabelle1.K270:Tabelle1.K274 Tabelle1.K270:Tabelle1.K2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2" draw:name="MNV P-domain_0" draw:style-name="gr1" draw:text-style-name="P1" svg:width="3.0272in" svg:height="3.5429in" svg:x="13.8106in" svg:y="47.9902in">
            <draw:object draw:notify-on-update-of-ranges="Tabelle1.E270:Tabelle1.E274 Tabelle1.F269:Tabelle1.F269 Tabelle1.F277:Tabelle1.F281 Tabelle1.H269:Tabelle1.H269 Tabelle1.H277:Tabelle1.H281 Tabelle1.G269:Tabelle1.G269 Tabelle1.G277:Tabelle1.G281 Tabelle1.K269:Tabelle1.K269 Tabelle1.K277:Tabelle1.K2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3" draw:name="MNV P-domain_1" draw:style-name="gr1" draw:text-style-name="P1" svg:width="3.0272in" svg:height="3.5429in" svg:x="17.1398in" svg:y="48.1016in">
            <draw:object draw:notify-on-update-of-ranges="Tabelle1.E285:Tabelle1.E289 Tabelle1.F269:Tabelle1.F269 Tabelle1.F285:Tabelle1.F289 Tabelle1.H269:Tabelle1.H269 Tabelle1.H285:Tabelle1.H289 Tabelle1.G269:Tabelle1.G269 Tabelle1.G285:Tabelle1.G289 Tabelle1.K269:Tabelle1.K269 Tabelle1.K285:Tabelle1.K28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42" table:default-cell-style-name="Default"/>
        <table:table-row table:style-name="ro1">
          <table:table-cell table:number-columns-repeated="42"/>
        </table:table-row>
        <table:table-row table:style-name="ro1">
          <table:table-cell table:number-columns-repeated="13"/>
          <table:table-cell>
            <draw:frame draw:z-index="12" draw:style-name="gr1" draw:text-style-name="P1" svg:width="3.0531in" svg:height="2.2984in" svg:x="0.5413in" svg:y="0.165in">
              <draw:object draw:notify-on-update-of-ranges="Tabelle1.K5:Tabelle1.K11 Tabelle1.I243:Tabelle1.I243 Tabelle1.L5:Tabelle1.L11 Tabelle1.J243:Tabelle1.J243 Tabelle1.M5:Tabelle1.M1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3"/>
          <table:table-cell>
            <draw:frame draw:z-index="24" draw:style-name="gr1" draw:text-style-name="P1" svg:width="2.8315in" svg:height="2.3614in" svg:x="0.2185in" svg:y="0.0386in">
              <draw:object draw:notify-on-update-of-ranges="Tabelle1.B4:Tabelle1.B10 Tabelle1.T5:Tabelle1.T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huNov P-domain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C4]/[.D4]" office:value-type="float" office:value="0.516129032258065" calcext:value-type="float">
            <text:p>0.51612903225806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7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9"/>
        </table:table-row>
        <table:table-row table:style-name="ro1">
          <table:table-cell table:style-name="ce6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C5]/[.D5]" office:value-type="float" office:value="0.552631578947369" calcext:value-type="float">
            <text:p>0.55263157894736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1" office:value-type="string" calcext:value-type="string">
            <text:p>HuNoV 0.1 steps size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U5]/[.V5]" office:value-type="float" office:value="0.516129032258065" calcext:value-type="float">
            <text:p>0.516129032258065</text:p>
          </table:table-cell>
          <table:table-cell table:number-columns-repeated="7"/>
          <table:table-cell table:style-name="ce11" office:value-type="string" calcext:value-type="string">
            <text:p>HuNoV 5 percent more noes</text:p>
          </table:table-cell>
          <table:table-cell office:value-type="string" calcext:value-type="string">
            <text:p>3 to 7.0 Å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table:formula="of:=[.AG5]/[.AH5]" office:value-type="float" office:value="0.55" calcext:value-type="float">
            <text:p>0.55</text:p>
          </table:table-cell>
          <table:table-cell table:number-columns-repeated="2"/>
          <table:table-cell table:style-name="ce11" office:value-type="string" calcext:value-type="string">
            <text:p>HuNoV 5 percent less noes</text:p>
          </table:table-cell>
          <table:table-cell office:value-type="string" calcext:value-type="string">
            <text:p>3 to 7.0 Å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1" table:formula="of:=[.AN5]/[.AO5]" office:value-type="float" office:value="0.714285714285714" calcext:value-type="float">
            <text:p>0.714285714285714</text:p>
          </table:table-cell>
        </table:table-row>
        <table:table-row table:style-name="ro1">
          <table:table-cell table:style-name="ce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C6]/[.D6]" office:value-type="float" office:value="0.484848484848485" calcext:value-type="float">
            <text:p>0.4848484848484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U6]/[.V6]" office:value-type="float" office:value="0.277777777777778" calcext:value-type="float">
            <text:p>0.277777777777778</text:p>
          </table:table-cell>
          <table:table-cell table:number-columns-repeated="7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[.AG6]/[.AH6]" office:value-type="float" office:value="0.463414634146342" calcext:value-type="float">
            <text:p>0.463414634146342</text:p>
          </table:table-cell>
          <table:table-cell table:number-columns-repeated="2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AN6]/[.AO6]" office:value-type="float" office:value="0.615384615384615" calcext:value-type="float">
            <text:p>0.615384615384615</text:p>
          </table:table-cell>
        </table:table-row>
        <table:table-row table:style-name="ro1">
          <table:table-cell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C7]/[.D7]" office:value-type="float" office:value="0.375" calcext:value-type="float">
            <text:p>0.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U7]/[.V7]" office:value-type="float" office:value="0.484848484848485" calcext:value-type="float">
            <text:p>0.484848484848485</text:p>
          </table:table-cell>
          <table:table-cell table:number-columns-repeated="8"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AG7]/[.AH7]" office:value-type="float" office:value="0.266666666666667" calcext:value-type="float">
            <text:p>0.266666666666667</text:p>
          </table:table-cell>
          <table:table-cell table:number-columns-repeated="3"/>
          <table:table-cell office:value-type="string" calcext:value-type="string">
            <text:p>3 to 8.0 Å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AN7]/[.AO7]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C8]/[.D8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5 Å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U8]/[.V8]" office:value-type="float" office:value="0.392857142857143" calcext:value-type="float">
            <text:p>0.392857142857143</text:p>
          </table:table-cell>
          <table:table-cell table:number-columns-repeated="8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1" table:formula="of:=[.AG8]/[.AH8]" office:value-type="float" office:value="0.568181818181818" calcext:value-type="float">
            <text:p>0.568181818181818</text:p>
          </table:table-cell>
          <table:table-cell table:number-columns-repeated="3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5" table:formula="of:=[.AN7]/[.AO7]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9]/[.D9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U9]/[.V9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style-name="ce6" table:formula="of:=[.AG9]/[.AH9]" office:value-type="float" office:value="0.565217391304348" calcext:value-type="float">
            <text:p>0.565217391304348</text:p>
          </table:table-cell>
          <table:table-cell table:number-columns-repeated="3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6" table:formula="of:=[.AN9]/[.AO9]" office:value-type="float" office:value="0.681818181818182" calcext:value-type="float">
            <text:p>0.681818181818182</text:p>
          </table:table-cell>
        </table:table-row>
        <table:table-row table:style-name="ro1">
          <table:table-cell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10]/[.D10]" office:value-type="float" office:value="0.627906976744186" calcext:value-type="float">
            <text:p>0.627906976744186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0]/[.V10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0]/[.AH10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6" table:formula="of:=[.AN10]/[.AO10]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1]/[.V11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1]/[.AH11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table:formula="of:=[.AN11]/[.AO11]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37"/>
        </table:table-row>
        <table:table-row table:style-name="ro1" table:number-rows-repeated="5">
          <table:table-cell table:number-columns-repeated="4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LmUGP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table:style-name="ce6" table:formula="of:=[.C19]/[.D19]" office:value-type="float" office:value="0.47008547008547" calcext:value-type="float">
            <text:p>0.4700854700854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>
            <draw:frame draw:z-index="13" draw:style-name="gr1" draw:text-style-name="P1" svg:width="3.0531in" svg:height="2.2984in" svg:x="0.1291in" svg:y="0.0252in">
              <draw:object draw:notify-on-update-of-ranges="Tabelle1.K20:Tabelle1.K26 Tabelle1.I243:Tabelle1.I243 Tabelle1.L20:Tabelle1.L26 Tabelle1.J243:Tabelle1.J243 Tabelle1.M20:Tabelle1.M2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style-name="ce1" table:formula="of:=[.C20]/[.D20]" office:value-type="float" office:value="0.476190476190476" calcext:value-type="float">
            <text:p>0.47619047619047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style-name="ce5" table:formula="of:=[.C21]/[.D21]" office:value-type="float" office:value="0.419354838709677" calcext:value-type="float">
            <text:p>0.4193548387096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table:style-name="ce5" table:formula="of:=[.C22]/[.D22]" office:value-type="float" office:value="0.430769230769231" calcext:value-type="float">
            <text:p>0.43076923076923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6" table:formula="of:=[.C23]/[.D23]" office:value-type="float" office:value="0.435483870967742" calcext:value-type="float">
            <text:p>0.43548387096774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formula="of:=[.C24]/[.D24]" office:value-type="float" office:value="0.418604651162791" calcext:value-type="float">
            <text:p>0.41860465116279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table:formula="of:=[.C25]/[.D25]" office:value-type="float" office:value="0.419847328244275" calcext:value-type="float">
            <text:p>0.419847328244275</text:p>
          </table:table-cell>
          <table:table-cell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26"/>
        </table:table-row>
        <table:table-row table:style-name="ro1" table:number-rows-repeated="2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>
          <table:table-cell table:number-columns-repeated="9"/>
          <table:table-cell table:style-name="ce5" table:number-columns-repeated="3"/>
          <table:table-cell table:style-name="ce5" office:value-type="string" calcext:value-type="string">
            <text:p>ll</text:p>
          </table:table-cell>
          <table:table-cell table:style-name="ce5" table:number-columns-repeated="3"/>
          <table:table-cell table:number-columns-repeated="26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>
          <table:table-cell table:number-columns-repeated="9"/>
          <table:table-cell table:style-name="ce5" table:number-columns-repeated="5"/>
          <table:table-cell table:style-name="ce5">
            <draw:frame draw:z-index="14" draw:style-name="gr1" draw:text-style-name="P1" svg:width="3.0531in" svg:height="2.2984in" svg:x="0.1165in" svg:y="0.1654in">
              <draw:object draw:notify-on-update-of-ranges="Tabelle1.K38:Tabelle1.K44 Tabelle1.I243:Tabelle1.I243 Tabelle1.L38:Tabelle1.L44 Tabelle1.J243:Tabelle1.J243 Tabelle1.M38:Tabelle1.M44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5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26"/>
        </table:table-row>
        <table:table-row table:style-name="ro1">
          <table:table-cell table:style-name="ce2" office:value-type="string" calcext:value-type="string">
            <text:p>mnv P-domai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C37]/[.D37]" office:value-type="float" office:value="0.710526315789474" calcext:value-type="float">
            <text:p>0.710526315789474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26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38]/[.D38]" office:value-type="float" office:value="0.707317073170732" calcext:value-type="float">
            <text:p>0.707317073170732</text:p>
          </table:table-cell>
          <table:table-cell table:number-columns-repeated="4"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5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1" table:formula="of:=[.C39]/[.D39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11" office:value-type="string" calcext:value-type="string">
            <text:p>MNV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V39]/[.W39]" office:value-type="float" office:value="0.710526315789474" calcext:value-type="float">
            <text:p>0.7105263157894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" table:formula="of:=[.C40]/[.D40]" office:value-type="float" office:value="0.714285714285714" calcext:value-type="float">
            <text:p>0.714285714285714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V40]/[.W40]" office:value-type="float" office:value="0.707317073170732" calcext:value-type="float">
            <text:p>0.7073170731707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1]/[.D41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0 Å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1" table:formula="of:=[.V41]/[.W41]" office:value-type="float" office:value="0.736842105263158" calcext:value-type="float">
            <text:p>0.7368421052631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2]/[.D42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V42]/[.W42]" office:value-type="float" office:value="0.714285714285714" calcext:value-type="float">
            <text:p>0.7142857142857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3]/[.D43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3]/[.W43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4]/[.W44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" table:number-columns-repeated="7"/>
          <table:table-cell table:number-columns-repeated="4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5" table:formula="of:=[.V45]/[.W45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 table:number-rows-repeated="10">
          <table:table-cell table:number-columns-repeated="42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style-name="ce5">
            <draw:frame draw:z-index="15" draw:style-name="gr1" draw:text-style-name="P1" svg:width="3.0531in" svg:height="2.2984in" svg:x="0.0004in" svg:y="0in">
              <draw:object draw:notify-on-update-of-ranges="Tabelle1.K62:Tabelle1.K68 Tabelle1.I243:Tabelle1.I243 Tabelle1.L62:Tabelle1.L68 Tabelle1.J243:Tabelle1.J243 Tabelle1.M62:Tabelle1.M68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style-name="ce5" table:number-columns-repeated="5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C62]/[.D62]" office:value-type="float" office:value="0.306451612903226" calcext:value-type="float">
            <text:p>0.30645161290322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 table:style-name="ce11" office:value-type="string" calcext:value-type="string">
            <text:p>MSG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formula="of:=[.V62]/[.W62]" office:value-type="float" office:value="0.343283582089552" calcext:value-type="float">
            <text:p>0.343283582089552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5" table:formula="of:=[.C63]/[.D63]" office:value-type="float" office:value="0.357142857142857" calcext:value-type="float">
            <text:p>0.35714285714285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.V63]/[.W63]" office:value-type="float" office:value="0.389830508474576" calcext:value-type="float">
            <text:p>0.389830508474576</text:p>
          </table:table-cell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formula="of:=[.C64]/[.D64]" office:value-type="float" office:value="0.407407407407407" calcext:value-type="float">
            <text:p>0.40740740740740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ce5" table:formula="of:=[.V64]/[.W64]" office:value-type="float" office:value="0.407407407407407" calcext:value-type="float">
            <text:p>0.40740740740740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table:formula="of:=[.C65]/[.D65]" office:value-type="float" office:value="0.473684210526316" calcext:value-type="float">
            <text:p>0.47368421052631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style-name="ce1" table:formula="of:=[.V65]/[.W65]" office:value-type="float" office:value="0.416666666666667" calcext:value-type="float">
            <text:p>0.4166666666666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style-name="ce6" table:formula="of:=[.C66]/[.D66]" office:value-type="float" office:value="0.450549450549451" calcext:value-type="float">
            <text:p>0.45054945054945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style-name="ce1" table:formula="of:=[.V66]/[.W66]" office:value-type="float" office:value="0.468354430379747" calcext:value-type="float">
            <text:p>0.4683544303797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6" table:formula="of:=[.C67]/[.D67]" office:value-type="float" office:value="0.444444444444444" calcext:value-type="float">
            <text:p>0.44444444444444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style-name="ce6" table:formula="of:=[.V67]/[.W67]" office:value-type="float" office:value="0.475609756097561" calcext:value-type="float">
            <text:p>0.4756097560975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5" table:formula="of:=[.C68]/[.D68]" office:value-type="float" office:value="0.444444444444444" calcext:value-type="float">
            <text:p>0.44444444444444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10.0 Å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5" table:formula="of:=[.V68]/[.W68]" office:value-type="float" office:value="0.386666666666667" calcext:value-type="float">
            <text:p>0.386666666666667</text:p>
          </table:table-cell>
          <table:table-cell table:number-columns-repeated="18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22"/>
        </table:table-row>
        <table:table-row table:style-name="ro1" table:number-rows-repeated="5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1"/>
          <table:table-cell table:style-name="ce5" table:number-columns-repeated="2"/>
          <table:table-cell table:style-name="ce5">
            <draw:frame draw:z-index="16" draw:style-name="gr1" draw:text-style-name="P1" svg:width="3.0531in" svg:height="2.2984in" svg:x="0.7091in" svg:y="0.1272in">
              <draw:object draw:notify-on-update-of-ranges="Tabelle1.K80:Tabelle1.K86 Tabelle1.I243:Tabelle1.I243 Tabelle1.L80:Tabelle1.L86 Tabelle1.J243:Tabelle1.J243 Tabelle1.M80:Tabelle1.M86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5" table:number-columns-repeated="6"/>
          <table:table-cell table:number-columns-repeated="22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 table:style-name="ce2" office:value-type="string" calcext:value-type="string">
            <text:p>mb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80]/[.D80]" office:value-type="float" office:value="0.0303030303030303" calcext:value-type="float">
            <text:p>0.030303030303030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1]/[.D81]" office:value-type="float" office:value="0.25" calcext:value-type="float">
            <text:p>0.2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style-name="ce11" office:value-type="string" calcext:value-type="string">
            <text:p>MBP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V81]/[.W81]" office:value-type="float" office:value="0.137931034482759" calcext:value-type="float">
            <text:p>0.137931034482759</text:p>
          </table:table-cell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C82]/[.D82]" office:value-type="float" office:value="0.189189189189189" calcext:value-type="float">
            <text:p>0.18918918918918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V82]/[.W82]" office:value-type="float" office:value="0.282608695652174" calcext:value-type="float">
            <text:p>0.2826086956521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3]/[.D83]" office:value-type="float" office:value="0.25" calcext:value-type="float">
            <text:p>0.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V83]/[.W83]" office:value-type="float" office:value="0.2" calcext:value-type="float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table:formula="of:=[.C84]/[.D84]" office:value-type="float" office:value="0.416666666666667" calcext:value-type="float">
            <text:p>0.41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V84]/[.W84]" office:value-type="float" office:value="0.372093023255814" calcext:value-type="float">
            <text:p>0.372093023255814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6" table:formula="of:=[.C85]/[.D85]" office:value-type="float" office:value="0.41304347826087" calcext:value-type="float">
            <text:p>0.41304347826087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6" table:formula="of:=[.V85]/[.W85]" office:value-type="float" office:value="0.416666666666667" calcext:value-type="float">
            <text:p>0.41666666666666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6" table:formula="of:=[.C86]/[.D86]" office:value-type="float" office:value="0.404761904761905" calcext:value-type="float">
            <text:p>0.4047619047619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1" table:formula="of:=[.V86]/[.W86]" office:value-type="float" office:value="0.41304347826087" calcext:value-type="float">
            <text:p>0.4130434782608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^</text:p>
          </table:table-cell>
          <table:table-cell/>
          <table:table-cell table:style-name="ce5"/>
          <table:table-cell table:number-columns-repeated="6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V87]/[.W87]" office:value-type="float" office:value="0.395348837209302" calcext:value-type="float">
            <text:p>0.395348837209302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 table:number-rows-repeated="8">
          <table:table-cell table:number-columns-repeated="11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style-name="ce2" office:value-type="string" calcext:value-type="string">
            <text:p>ATCase_fi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99]/[.D99]"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5">
            <draw:frame draw:z-index="17" draw:style-name="gr1" draw:text-style-name="P1" svg:width="3.0531in" svg:height="2.2984in" svg:x="0.0004in" svg:y="0in">
              <draw:object draw:notify-on-update-of-ranges="Tabelle1.K99:Tabelle1.K105 Tabelle1.I243:Tabelle1.I243 Tabelle1.L99:Tabelle1.L105 Tabelle1.J243:Tabelle1.J243 Tabelle1.M99:Tabelle1.M105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style-name="ce5" table:number-columns-repeated="5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100]/[.D100]" office:value-type="float" office:value="0.1875" calcext:value-type="float">
            <text:p>0.18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style-name="ce11" office:value-type="string" calcext:value-type="string">
            <text:p>ATCase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V100]/[.W100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01]/[.D101]" office:value-type="float" office:value="0.19047619047619" calcext:value-type="float">
            <text:p>0.1904761904761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V101]/[.W101]" office:value-type="float" office:value="0.1875" calcext:value-type="float">
            <text:p>0.1875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5" table:formula="of:=[.C102]/[.D102]" office:value-type="float" office:value="0.277777777777778" calcext:value-type="float">
            <text:p>0.2777777777777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" table:formula="of:=[.V102]/[.W102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6" table:formula="of:=[.C103]/[.D103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table:formula="of:=[.V103]/[.W103]" office:value-type="float" office:value="0.25" calcext:value-type="float">
            <text:p>0.25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6" table:formula="of:=[.C104]/[.D104]" office:value-type="float" office:value="0.294117647058824" calcext:value-type="float">
            <text:p>0.29411764705882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5" table:formula="of:=[.V104]/[.W104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" table:formula="of:=[.C105]/[.D105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table:formula="of:=[.V105]/[.W105]" office:value-type="float" office:value="0.4" calcext:value-type="float">
            <text:p>0.4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1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[.V106]/[.W106]" office:value-type="float" office:value="0.166666666666667" calcext:value-type="float">
            <text:p>0.16666666666666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14"/>
          <table:table-cell table:style-name="ce5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 table:number-rows-repeated="7">
          <table:table-cell table:number-columns-repeated="25"/>
          <table:table-cell table:style-name="ce5" table:number-columns-repeated="12"/>
          <table:table-cell table:number-columns-repeated="5"/>
        </table:table-row>
        <table:table-row table:style-name="ro1" table:number-rows-repeated="3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e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" table:formula="of:=[.C118]/[.D118]" office:value-type="float" office:value="0.555555555555556" calcext:value-type="float">
            <text:p>0.555555555555556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2"/>
          <table:table-cell table:style-name="ce5">
            <draw:frame draw:z-index="18" draw:style-name="gr1" draw:text-style-name="P1" svg:width="3.0531in" svg:height="2.2984in" svg:x="0in" svg:y="0in">
              <draw:object draw:notify-on-update-of-ranges="Tabelle1.K120:Tabelle1.K126 Tabelle1.I243:Tabelle1.I243 Tabelle1.L120:Tabelle1.L126 Tabelle1.J243:Tabelle1.J243 Tabelle1.M120:Tabelle1.M126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style-name="ce5" table:number-columns-repeated="3"/>
          <table:table-cell/>
          <table:table-cell table:style-name="ce11" office:value-type="string" calcext:value-type="string">
            <text:p>EIN 0.1 steps size</text:p>
          </table:table-cell>
          <table:table-cell office:value-type="string" calcext:value-type="string">
            <text:p>3 to 7.0 Å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6" table:formula="of:=[.W118]/[.X118]" office:value-type="float" office:value="0.575757575757576" calcext:value-type="float">
            <text:p>0.575757575757576</text:p>
          </table:table-cell>
          <table:table-cell table:number-columns-repeated="17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table:formula="of:=[.C119]/[.D119]" office:value-type="float" office:value="0.514285714285714" calcext:value-type="float">
            <text:p>0.514285714285714</text:p>
          </table:table-cell>
          <table:table-cell office:value-type="string" calcext:value-type="string">
            <text:p>Evtl 7 raus?</text:p>
          </table:table-cell>
          <table:table-cell table:number-columns-repeated="4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1" table:formula="of:=[.W119]/[.X119]" office:value-type="float" office:value="0.469387755102041" calcext:value-type="float">
            <text:p>0.469387755102041</text:p>
          </table:table-cell>
          <table:table-cell table:number-columns-repeated="17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style-name="ce6" table:formula="of:=[.C120]/[.D120]" office:value-type="float" office:value="0.452830188679245" calcext:value-type="float">
            <text:p>0.45283018867924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1" table:formula="of:=[.W120]/[.X120]" office:value-type="float" office:value="0.462962962962963" calcext:value-type="float">
            <text:p>0.462962962962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5" table:formula="of:=[.C121]/[.D121]" office:value-type="float" office:value="0.423076923076923" calcext:value-type="float">
            <text:p>0.42307692307692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5" table:formula="of:=[.W121]/[.X121]" office:value-type="float" office:value="0.462962962962963" calcext:value-type="float">
            <text:p>0.462962962962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C122]/[.D122]" office:value-type="float" office:value="0.410714285714286" calcext:value-type="float">
            <text:p>0.410714285714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ce5" table:formula="of:=[.W122]/[.X122]" office:value-type="float" office:value="0.428571428571429" calcext:value-type="float">
            <text:p>0.4285714285714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23]/[.D123]" office:value-type="float" office:value="0.392857142857143" calcext:value-type="float">
            <text:p>0.39285714285714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" table:formula="of:=[.W123]/[.X123]" office:value-type="float" office:value="0.415094339622642" calcext:value-type="float">
            <text:p>0.415094339622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C124]/[.D124]" office:value-type="float" office:value="0.372881355932203" calcext:value-type="float">
            <text:p>0.37288135593220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style-name="ce5" table:formula="of:=[.W124]/[.X124]" office:value-type="float" office:value="0.396551724137931" calcext:value-type="float">
            <text:p>0.396551724137931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3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mrs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134]/[.D134]" office:value-type="float" office:value="0.428571428571429" calcext:value-type="float">
            <text:p>0.428571428571429</text:p>
          </table:table-cell>
          <table:table-cell/>
          <table:table-cell office:value-type="string" calcext:value-type="string">
            <text:p>P=1 wie vorher</text:p>
          </table:table-cell>
          <table:table-cell table:number-columns-repeated="3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6"/>
          <table:table-cell table:number-columns-repeated="23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6" table:formula="of:=[.C135]/[.D135]" office:value-type="float" office:value="0.454545454545455" calcext:value-type="float">
            <text:p>0.45454545454545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style-name="ce5">
            <draw:frame draw:z-index="19" draw:style-name="gr1" draw:text-style-name="P1" svg:width="3.0531in" svg:height="2.2984in" svg:x="0.0004in" svg:y="0.0004in">
              <draw:object draw:notify-on-update-of-ranges="Tabelle1.K136:Tabelle1.K142 Tabelle1.I243:Tabelle1.I243 Tabelle1.L136:Tabelle1.L142 Tabelle1.J243:Tabelle1.J243 Tabelle1.M136:Tabelle1.M142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style-name="ce5" table:number-columns-repeated="4"/>
          <table:table-cell table:number-columns-repeated="23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C136]/[.D136]" office:value-type="float" office:value="0.384615384615385" calcext:value-type="float">
            <text:p>0.38461538461538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11" office:value-type="string" calcext:value-type="string">
            <text:p>MrsB0.1 steps size</text:p>
          </table:table-cell>
          <table:table-cell office:value-type="string" calcext:value-type="string">
            <text:p>3 to 7.0 Å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5" table:formula="of:=[.W136]/[.X136]" office:value-type="float" office:value="0.428571428571429" calcext:value-type="float">
            <text:p>0.4285714285714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137]/[.D137]" office:value-type="float" office:value="0.4" calcext:value-type="float">
            <text:p>0.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table:formula="of:=[.W137]/[.X137]" office:value-type="float" office:value="0.454545454545455" calcext:value-type="float">
            <text:p>0.4545454545454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C138]/[.D138]" office:value-type="float" office:value="0.4" calcext:value-type="float">
            <text:p>0.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5" table:formula="of:=[.W138]/[.X138]" office:value-type="float" office:value="0.384615384615385" calcext:value-type="float">
            <text:p>0.3846153846153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C139]/[.D139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W139]/[.X139]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C140]/[.D140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W140]/[.X140]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W141]/[.X141]" office:value-type="float" office:value="0.466666666666667" calcext:value-type="float">
            <text:p>0.466666666666667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W142]/[.X142]" office:value-type="float" office:value="0.466666666666667" calcext:value-type="float">
            <text:p>0.466666666666667</text:p>
          </table:table-cell>
          <table:table-cell table:number-columns-repeated="17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13"/>
          <table:table-cell>
            <draw:frame draw:z-index="20" draw:style-name="gr1" draw:text-style-name="P1" svg:width="3.0531in" svg:height="2.2984in" svg:x="0.8114in" svg:y="0.0972in">
              <draw:object draw:notify-on-update-of-ranges="Tabelle1.K158:Tabelle1.K164 Tabelle1.I243:Tabelle1.I243 Tabelle1.L158:Tabelle1.L164 Tabelle1.J243:Tabelle1.J243 Tabelle1.M158:Tabelle1.M164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table:number-columns-repeated="20"/>
          <table:table-cell table:style-name="ce11" office:value-type="string" calcext:value-type="string">
            <text:p>Ubi0.1 steps size</text:p>
          </table:table-cell>
          <table:table-cell office:value-type="string" calcext:value-type="string">
            <text:p>3 to 7.0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" table:formula="of:=[.W153]/[.X153]" office:value-type="float" office:value="0.583333333333333" calcext:value-type="float">
            <text:p>0.583333333333333</text:p>
          </table:table-cell>
          <table:table-cell table:number-columns-repeated="17"/>
        </table:table-row>
        <table:table-row table:style-name="ro1">
          <table:table-cell table:number-columns-repeated="20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table:formula="of:=[.W154]/[.X154]" office:value-type="float" office:value="0.583333333333333" calcext:value-type="float">
            <text:p>0.583333333333333</text:p>
          </table:table-cell>
          <table:table-cell table:number-columns-repeated="17"/>
        </table:table-row>
        <table:table-row table:style-name="ro1">
          <table:table-cell table:number-columns-repeated="21"/>
          <table:table-cell office:value-type="string" calcext:value-type="string">
            <text:p>3 to 8.0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table:formula="of:=[.W155]/[.X155]" office:value-type="float" office:value="0.583333333333333" calcext:value-type="float">
            <text:p>0.583333333333333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ubiquiti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table:formula="of:=[.C156]/[.D156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0"/>
          <table:table-cell office:value-type="string" calcext:value-type="string">
            <text:p>3 to 8.5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6]/[.X156]" office:value-type="float" office:value="0.545454545454545" calcext:value-type="float">
            <text:p>0.545454545454545</text:p>
          </table:table-cell>
          <table:table-cell table:number-columns-repeated="17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7]/[.D157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7]/[.X157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14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8]/[.D158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8]/[.X158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14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59]/[.D159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9]/[.X159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0]/[.D160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1]/[.D161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2]/[.D162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 table:number-rows-repeated="2">
          <table:table-cell table:number-columns-repeated="22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3"/>
          <table:table-cell>
            <draw:frame draw:z-index="21" draw:style-name="gr1" draw:text-style-name="P1" svg:width="3.0531in" svg:height="2.2984in" svg:x="0.7606in" svg:y="0.1657in">
              <draw:object draw:notify-on-update-of-ranges="Tabelle1.K171:Tabelle1.K177 Tabelle1.I243:Tabelle1.I243 Tabelle1.L171:Tabelle1.L177 Tabelle1.J243:Tabelle1.J243 Tabelle1.M171:Tabelle1.M177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22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11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2" office:value-type="string" calcext:value-type="string">
            <text:p>a7a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0]/[.D170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1]/[.D171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172]/[.D172]" office:value-type="float" office:value="0.166666666666667" calcext:value-type="float">
            <text:p>0.16666666666666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6" table:formula="of:=[.C173]/[.D173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C174]/[.D174]" office:value-type="float" office:value="0.377777777777778" calcext:value-type="float">
            <text:p>0.3777777777777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5" table:formula="of:=[.C175]/[.D175]" office:value-type="float" office:value="0.358974358974359" calcext:value-type="float">
            <text:p>0.35897435897435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C176]/[.D176]" office:value-type="float" office:value="0.395348837209302" calcext:value-type="float">
            <text:p>0.395348837209302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5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5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/>
          <table:table-cell>
            <draw:frame draw:z-index="22" draw:style-name="gr1" draw:text-style-name="P1" svg:width="6.302in" svg:height="3.5335in" svg:x="0.2929in" svg:y="0.1429in">
  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9"/>
          <table:table-cell>
            <draw:frame draw:z-index="23" draw:style-name="gr1" draw:text-style-name="P1" svg:width="3.226in" svg:height="3.5429in" svg:x="0.1756in" svg:y="0.0827in">
              <draw:object draw:notify-on-update-of-ranges="Tabelle1.H244:Tabelle1.H246 Tabelle1.I243:Tabelle1.I243 Tabelle1.I244:Tabelle1.I246 Tabelle1.K243:Tabelle1.K243 Tabelle1.K244:Tabelle1.K246 Tabelle1.J243:Tabelle1.J243 Tabelle1.J244:Tabelle1.J246 Tabelle1.N243:Tabelle1.N243 Tabelle1.N244:Tabelle1.N246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draw:z-index="25" draw:style-name="gr1" draw:text-style-name="P1" svg:width="2.8315in" svg:height="2.3614in" svg:x="0.8189in" svg:y="0.0945in">
              <draw:object draw:notify-on-update-of-ranges="Tabelle1.C186:Tabelle1.C192 Tabelle1.F186:Tabelle1.F192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 table:style-name="ce5">
            <draw:frame draw:z-index="26" draw:style-name="gr1" draw:text-style-name="P1" svg:width="3.0531in" svg:height="2.2984in" svg:x="0.4098in" svg:y="0.1531in">
              <draw:object draw:notify-on-update-of-ranges="Tabelle1.L188:Tabelle1.L194 Tabelle1.I243:Tabelle1.I243 Tabelle1.M188:Tabelle1.M194 Tabelle1.J243:Tabelle1.J243 Tabelle1.N188:Tabelle1.N194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style-name="ce5" table:number-columns-repeated="2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D186]/[.E186]" office:value-type="float" office:value="0.325581395348837" calcext:value-type="float">
            <text:p>0.325581395348837</text:p>
          </table:table-cell>
          <table:table-cell table:number-columns-repeated="4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style-name="ce1" table:formula="of:=[.D187]/[.E187]" office:value-type="float" office:value="0.395833333333333" calcext:value-type="float">
            <text:p>0.395833333333333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style-name="ce1" table:formula="of:=[.D188]/[.E188]" office:value-type="float" office:value="0.392156862745098" calcext:value-type="float">
            <text:p>0.392156862745098</text:p>
          </table:table-cell>
          <table:table-cell table:number-columns-repeated="4"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style-name="ce6" table:formula="of:=[.D189]/[.E189]" office:value-type="float" office:value="0.403846153846154" calcext:value-type="float">
            <text:p>0.403846153846154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5" table:formula="of:=[.D190]/[.E190]" office:value-type="float" office:value="0.346153846153846" calcext:value-type="float">
            <text:p>0.346153846153846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5" table:formula="of:=[.D191]/[.E191]" office:value-type="float" office:value="0.277777777777778" calcext:value-type="float">
            <text:p>0.277777777777778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5" table:formula="of:=[.D192]/[.E192]" office:value-type="float" office:value="0.283018867924528" calcext:value-type="float">
            <text:p>0.283018867924528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10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10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25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6"/>
          <table:table-cell>
            <draw:frame draw:z-index="27" draw:style-name="gr1" draw:text-style-name="P1" svg:width="2.8315in" svg:height="2.3614in" svg:x="0.3807in" svg:y="0.05in">
              <draw:object draw:notify-on-update-of-ranges="Tabelle1.C186:Tabelle1.C192 Tabelle1.F200:Tabelle1.F206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LmUGP APO (repleced MSE for seleno methionine with MET, foublechecked with holo pdb)</text:p>
          </table:table-cell>
          <table:table-cell table:number-columns-repeated="7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formula="of:=[.D200]/[.E200]" office:value-type="float" office:value="0.197674418604651" calcext:value-type="float">
            <text:p>0.19767441860465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style-name="ce6" table:formula="of:=[.D201]/[.E201]" office:value-type="float" office:value="0.232876712328767" calcext:value-type="float">
            <text:p>0.23287671232876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" table:formula="of:=[.D202]/[.E202]" office:value-type="float" office:value="0.228571428571429" calcext:value-type="float">
            <text:p>0.228571428571429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" table:formula="of:=[.D203]/[.E203]" office:value-type="float" office:value="0.176470588235294" calcext:value-type="float">
            <text:p>0.17647058823529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style-name="ce5" table:formula="of:=[.D204]/[.E204]" office:value-type="float" office:value="0.202380952380952" calcext:value-type="float">
            <text:p>0.20238095238095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1" table:formula="of:=[.D205]/[.E205]" office:value-type="float" office:value="0.213333333333333" calcext:value-type="float">
            <text:p>0.21333333333333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style-name="ce5" table:formula="of:=[.D206]/[.E206]" office:value-type="float" office:value="0.211764705882353" calcext:value-type="float">
            <text:p>0.211764705882353</text:p>
          </table:table-cell>
          <table:table-cell table:number-columns-repeated="36"/>
        </table:table-row>
        <table:table-row table:style-name="ro1" table:number-rows-repeated="2">
          <table:table-cell table:number-columns-repeated="42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Keine 4-er cluster</text:p>
          </table:table-cell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6"/>
          <table:table-cell office:value-type="string" calcext:value-type="string">
            <text:p>3 cut off merge coomon assignments top3 opt pars (min cluster=5)</text:p>
          </table:table-cell>
          <table:table-cell table:number-columns-repeated="6"/>
          <table:table-cell office:value-type="string" calcext:value-type="string">
            <text:p>3 cut off merge coomon assignments top3 opt pars (min cluster=2)</text:p>
          </table:table-cell>
          <table:table-cell table:number-columns-repeated="6"/>
          <table:table-cell office:value-type="string" calcext:value-type="string">
            <text:p>3 cut off merge coomon assignments top3 opt pars (min cluster=2, 0.1 Ang step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Ubiquitin</text:p>
          </table:table-cell>
          <table:table-cell table:formula="of:=[.L214]-[.K214]-[.J214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M214]-[.L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table:formula="of:=[.S214]-[.R21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214]-[.S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M214]-[.Z214]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T214]-[.AG214]" office:value-type="float" office:value="-15" calcext:value-type="float">
            <text:p>-1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rsB</text:p>
          </table:table-cell>
          <table:table-cell table:formula="of:=[.L215]-[.K215]-[.J215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M215]-[.L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formula="of:=[.S215]-[.R21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215]-[.S215]" office:value-type="float" office:value="4" calcext:value-type="float">
            <text:p>4</text:p>
          </table:table-cell>
          <table:table-cell/>
          <table:table-cell office:value-type="string" calcext:value-type="string">
            <text:p>Mrs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M215]-[.Z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number-columns-repeated="4"/>
          <table:table-cell table:formula="of:=[.T215]-[.AG2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EIN1</text:p>
          </table:table-cell>
          <table:table-cell table:formula="of:=[.L216]-[.K216]-[.J216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M216]-[.L216]" office:value-type="float" office:value="18" calcext:value-type="float">
            <text:p>18</text:p>
          </table:table-cell>
          <table:table-cell/>
          <table:table-cell office:value-type="string" calcext:value-type="string">
            <text:p>EIN1</text:p>
          </table:table-cell>
          <table:table-cell table:formula="of:=[.S216]-[.R21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M216]-[.S216]" office:value-type="float" office:value="38" calcext:value-type="float">
            <text:p>38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M216]-[.Z216]" office:value-type="float" office:value="32" calcext:value-type="float">
            <text:p>32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T216]-[.AG216]"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TCase</text:p>
          </table:table-cell>
          <table:table-cell table:formula="of:=[.L217]-[.K217]-[.J217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M217]-[.L217]" office:value-type="float" office:value="2" calcext:value-type="float">
            <text:p>2</text:p>
          </table:table-cell>
          <table:table-cell/>
          <table:table-cell office:value-type="string" calcext:value-type="string">
            <text:p>atcase_fix</text:p>
          </table:table-cell>
          <table:table-cell table:formula="of:=[.S217]-[.R21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17]-[.S217]" office:value-type="float" office:value="31" calcext:value-type="float">
            <text:p>31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M217]-[.Z217]" office:value-type="float" office:value="28" calcext:value-type="float">
            <text:p>28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T217]-[.AG217]" office:value-type="float" office:value="-12" calcext:value-type="float">
            <text:p>-12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BP</text:p>
          </table:table-cell>
          <table:table-cell table:formula="of:=[.L218]-[.K218]-[.J218]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[.M218]-[.L218]" office:value-type="float" office:value="7" calcext:value-type="float">
            <text:p>7</text:p>
          </table:table-cell>
          <table:table-cell/>
          <table:table-cell office:value-type="string" calcext:value-type="string">
            <text:p>MBP</text:p>
          </table:table-cell>
          <table:table-cell table:formula="of:=[.S218]-[.R218]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18]-[.S218]" office:value-type="float" office:value="35" calcext:value-type="float">
            <text:p>35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M218]-[.Z218]" office:value-type="float" office:value="11" calcext:value-type="float">
            <text:p>11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T218]-[.AG218]"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SG</text:p>
          </table:table-cell>
          <table:table-cell table:formula="of:=[.L219]-[.K219]-[.J219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table:formula="of:=[.M219]-[.L219]" office:value-type="float" office:value="32" calcext:value-type="float">
            <text:p>32</text:p>
          </table:table-cell>
          <table:table-cell/>
          <table:table-cell office:value-type="string" calcext:value-type="string">
            <text:p>MSG</text:p>
          </table:table-cell>
          <table:table-cell table:formula="of:=[.S219]-[.R219]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M219]-[.S219]" office:value-type="float" office:value="87" calcext:value-type="float">
            <text:p>87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M219]-[.Z219]" office:value-type="float" office:value="76" calcext:value-type="float">
            <text:p>76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T219]-[.AG219]" office:value-type="float" office:value="-101" calcext:value-type="float">
            <text:p>-1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7a7</text:p>
          </table:table-cell>
          <table:table-cell table:formula="of:=[.L220]-[.K220]-[.J220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M220]-[.L220]" office:value-type="float" office:value="8" calcext:value-type="float">
            <text:p>8</text:p>
          </table:table-cell>
          <table:table-cell/>
          <table:table-cell office:value-type="string" calcext:value-type="string">
            <text:p>A7a7_8_5</text:p>
          </table:table-cell>
          <table:table-cell table:formula="of:=[.S220]-[.R2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M220]-[.S220]" office:value-type="float" office:value="32" calcext:value-type="float">
            <text:p>32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M220]-[.Z220]" office:value-type="float" office:value="30" calcext:value-type="float">
            <text:p>30</text:p>
          </table:table-cell>
          <table:table-cell/>
          <table:table-cell office:value-type="string" calcext:value-type="string">
            <text:p>a7a7</text:p>
          </table:table-cell>
          <table:table-cell table:number-columns-repeated="4"/>
          <table:table-cell table:formula="of:=[.T220]-[.AG2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HuNoV P-domain</text:p>
          </table:table-cell>
          <table:table-cell table:formula="of:=[.L221]-[.K221]-[.J22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21]-[.L221]" office:value-type="float" office:value="18" calcext:value-type="float">
            <text:p>18</text:p>
          </table:table-cell>
          <table:table-cell/>
          <table:table-cell office:value-type="string" calcext:value-type="string">
            <text:p>HuNoV P-domain</text:p>
          </table:table-cell>
          <table:table-cell table:formula="of:=[.S221]-[.R221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M221]-[.S221]" office:value-type="float" office:value="30" calcext:value-type="float">
            <text:p>30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M221]-[.Z221]" office:value-type="float" office:value="19" calcext:value-type="float">
            <text:p>19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T221]-[.AG221]" office:value-type="float" office:value="-61" calcext:value-type="float">
            <text:p>-6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NV P-domain</text:p>
          </table:table-cell>
          <table:table-cell table:formula="of:=[.L222]-[.K222]-[.J222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[.M222]-[.L222]" office:value-type="float" office:value="26" calcext:value-type="float">
            <text:p>26</text:p>
          </table:table-cell>
          <table:table-cell/>
          <table:table-cell office:value-type="string" calcext:value-type="string">
            <text:p>MNV P-domain</text:p>
          </table:table-cell>
          <table:table-cell table:formula="of:=[.S222]-[.R222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22]-[.S222]" office:value-type="float" office:value="34" calcext:value-type="float">
            <text:p>34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22]-[.Z222]" office:value-type="float" office:value="21" calcext:value-type="float">
            <text:p>21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T222]-[.AG222]" office:value-type="float" office:value="-49" calcext:value-type="float">
            <text:p>-4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LmUGP</text:p>
          </table:table-cell>
          <table:table-cell table:formula="of:=[.L223]-[.K223]-[.J223]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table:formula="of:=[.M223]-[.L223]" office:value-type="float" office:value="31" calcext:value-type="float">
            <text:p>31</text:p>
          </table:table-cell>
          <table:table-cell/>
          <table:table-cell office:value-type="string" calcext:value-type="string">
            <text:p>LmUGP</text:p>
          </table:table-cell>
          <table:table-cell table:formula="of:=[.S223]-[.R223]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M223]-[.S223]" office:value-type="float" office:value="77" calcext:value-type="float">
            <text:p>77</text:p>
          </table:table-cell>
          <table:table-cell/>
          <table:table-cell office:value-type="string" calcext:value-type="string">
            <text:p>LmUGP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M223]-[.Z223]" office:value-type="float" office:value="60" calcext:value-type="float">
            <text:p>60</text:p>
          </table:table-cell>
          <table:table-cell/>
          <table:table-cell office:value-type="string" calcext:value-type="string">
            <text:p>LmUGP</text:p>
          </table:table-cell>
          <table:table-cell table:number-columns-repeated="4"/>
          <table:table-cell table:formula="of:=[.T223]-[.AG2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GTB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9"/>
          <table:table-cell office:value-type="string" calcext:value-type="string">
            <text:p>GTB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M224]-[.Z224]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 preassignment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out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out preassignments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 table:number-rows-repeated="7">
          <table:table-cell table:number-columns-repeated="42"/>
        </table:table-row>
        <table:table-row table:style-name="ro1">
          <table:table-cell table:number-columns-repeated="7"/>
          <table:table-cell office:value-type="string" calcext:value-type="string">
            <text:p>HuNoV P-domain step size</text:p>
          </table:table-cell>
          <table:table-cell table:number-columns-repeated="12"/>
          <table:table-cell office:value-type="string" calcext:value-type="string">
            <text:p>HuNoV P-domain sNoes removed or added 5%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/>
          <table:table-cell>
            <draw:frame draw:z-index="28" draw:name="MNV P-domain 1" draw:style-name="gr1" draw:text-style-name="P1" svg:width="3.0244in" svg:height="3.5445in" svg:x="0.2543in" svg:y="0.1398in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0.1 Å</text:p>
          </table:table-cell>
          <table:table-cell table:formula="of:=[.L236]-[.K236]-[.J23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formula="of:=[.M236]-[.L236]" office:value-type="float" office:value="15" calcext:value-type="float">
            <text:p>15</text:p>
          </table:table-cell>
          <table:table-cell table:number-columns-repeated="6"/>
          <table:table-cell table:style-name="ce13" office:value-type="percentage" office:value="0.05" calcext:value-type="percentage">
            <text:p>5.00%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[.Y236]-[.X236]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0.2 Å</text:p>
          </table:table-cell>
          <table:table-cell table:formula="of:=[.L237]-[.K237]-[.J237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37]-[.L237]" office:value-type="float" office:value="18" calcext:value-type="float">
            <text:p>18</text:p>
          </table:table-cell>
          <table:table-cell table:number-columns-repeated="5"/>
          <table:table-cell>
            <draw:frame draw:z-index="30" draw:style-name="gr1" draw:text-style-name="P1" svg:width="3.226in" svg:height="3.5429in" svg:x="0.4177in" svg:y="0.1366in">
              <draw:object draw:notify-on-update-of-ranges="Tabelle1.H252:Tabelle1.H254 Tabelle1.I243:Tabelle1.I243 Tabelle1.I252:Tabelle1.I254 Tabelle1.J243:Tabelle1.J243 Tabelle1.J252:Tabelle1.J254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[.Y237]-[.X237]" office:value-type="float" office:value="19" calcext:value-type="float">
            <text:p>19</text:p>
          </table:table-cell>
          <table:table-cell/>
          <table:table-cell>
            <draw:frame draw:z-index="29" draw:style-name="gr1" draw:text-style-name="P1" svg:width="3.226in" svg:height="3.5429in" svg:x="-0.0004in" svg:y="0.0004in">
              <draw:object draw:notify-on-update-of-ranges="Tabelle1.U236:Tabelle1.U238 Tabelle1.V235:Tabelle1.V235 Tabelle1.V236:Tabelle1.V238 Tabelle1.W235:Tabelle1.W235 Tabelle1.W236:Tabelle1.W23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table:number-columns-repeated="13"/>
          <table:table-cell table:style-name="ce13" office:value-type="percentage" office:value="-0.05" calcext:value-type="percentage">
            <text:p>-5.00%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[.Y238]-[.X238]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3"/>
          <table:table-cell table:number-columns-repeated="30"/>
        </table:table-row>
        <table:table-row table:style-name="ro1">
          <table:table-cell table:number-columns-repeated="6"/>
          <table:table-cell table:style-name="ce5"/>
          <table:table-cell table:number-columns-repeated="35"/>
        </table:table-row>
        <table:table-row table:style-name="ro1">
          <table:table-cell table:number-columns-repeated="9"/>
          <table:table-cell office:value-type="string" calcext:value-type="string">
            <text:p>alle cluster größer 5 oder mit PCS 9-5A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[.M244]-[.L244]"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45]-[.K245]-[.J24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M245]-[.L245]"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formula="of:=[.L246]-[.K246]-[.J246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M246]-[.L246]"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office:value-type="string" calcext:value-type="string">
            <text:p>min cluster 2 mit PCS shared 8 8-5 9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63" calcext:value-type="float">
            <text:p>163</text:p>
          </table:table-cell>
          <table:table-cell table:formula="of:=[.L251]-[.K251]" office:value-type="float" office:value="75" calcext:value-type="float">
            <text:p>7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table:formula="of:=[.L252]-[.K252]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53]-[.K253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formula="of:=[.L254]-[.K254]" office:value-type="float" office:value="27" calcext:value-type="float">
            <text:p>27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29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9"/>
          <table:table-cell office:value-type="string" calcext:value-type="string">
            <text:p>min cluster 1 mit PCS shared 8 8-5 9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table:number-columns-repeated="34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table:formula="of:=[.L262]-[.K262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63]-[.K263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formula="of:=[.L264]-[.K264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[.L265]-[.K265]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 holo with preassignments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table:formula="of:=[.L266]-[.K266]" office:value-type="float" office:value="52" calcext:value-type="float">
            <text:p>52</text:p>
          </table:table-cell>
          <table:table-cell table:number-columns-repeated="29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4"/>
          <table:table-cell office:value-type="string" calcext:value-type="string">
            <text:p>mit PCSs verschidene cut off ranges</text:p>
          </table:table-cell>
          <table:table-cell table:number-columns-repeated="37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MNV</text:p>
          </table:table-cell>
          <table:table-cell office:value-type="string" calcext:value-type="string">
            <text:p>3 to 8 Å</text:p>
          </table:table-cell>
          <table:table-cell table:formula="of:=[.I270]-[.H270]-[.G270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J270]-[.I270]" office:value-type="float" office:value="14" calcext:value-type="float">
            <text:p>1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71]-[.H271]-[.G271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71]-[.I271]"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72]-[.H272]-[.G272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72]-[.I272]"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73]-[.H273]-[.G27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73]-[.I273]" office:value-type="float" office:value="17" calcext:value-type="float">
            <text:p>17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74]-[.H274]-[.G27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74]-[.I274]" office:value-type="float" office:value="17" calcext:value-type="float">
            <text:p>17</text:p>
          </table:table-cell>
          <table:table-cell table:number-columns-repeated="3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LmUGP</text:p>
          </table:table-cell>
          <table:table-cell office:value-type="string" calcext:value-type="string">
            <text:p>3 to 8 Å</text:p>
          </table:table-cell>
          <table:table-cell table:formula="of:=[.I277]-[.H277]-[.G277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77]-[.I277]" office:value-type="float" office:value="23" calcext:value-type="float">
            <text:p>23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78]-[.H278]-[.G278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78]-[.I278]" office:value-type="float" office:value="23" calcext:value-type="float">
            <text:p>23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79]-[.H279]-[.G279]"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79]-[.I279]"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80]-[.H280]-[.G280]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80]-[.I280]"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81]-[.H281]-[.G281]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table:formula="of:=[.J281]-[.I281]" office:value-type="float" office:value="41" calcext:value-type="float">
            <text:p>41</text:p>
          </table:table-cell>
          <table:table-cell table:number-columns-repeated="31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GTB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 Å</text:p>
          </table:table-cell>
          <table:table-cell table:formula="of:=[.I285]-[.H285]-[.G285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formula="of:=[.J285]-[.I285]" office:value-type="float" office:value="21" calcext:value-type="float">
            <text:p>21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86]-[.H286]-[.G28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formula="of:=[.J286]-[.I286]" office:value-type="float" office:value="19" calcext:value-type="float">
            <text:p>19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87]-[.H287]-[.G287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formula="of:=[.J287]-[.I287]" office:value-type="float" office:value="22" calcext:value-type="float">
            <text:p>22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88]-[.H288]-[.G288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J288]-[.I288]" office:value-type="float" office:value="18" calcext:value-type="float">
            <text:p>18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89]-[.H289]-[.G289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formula="of:=[.J289]-[.I289]" office:value-type="float" office:value="17" calcext:value-type="float">
            <text:p>17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8:57:21.623551271</meta:creation-date>
    <meta:generator>LibreOffice/7.4.4.2$Windows_X86_64 LibreOffice_project/85569322deea74ec9134968a29af2df5663baa21</meta:generator>
    <dc:date>2024-03-29T19:33:47.044000000</dc:date>
    <meta:editing-duration>P4DT14H8M</meta:editing-duration>
    <meta:editing-cycles>58</meta:editing-cycles>
    <meta:document-statistic meta:table-count="1" meta:cell-count="1462" meta:object-count="3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E4:Tabelle1.E10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0.516129032258065">
                <text:p>0.516129032258065</text:p>
                <draw:g>
                  <svg:desc>Tabelle1.E4:Tabelle1.E1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52631578947369">
                <text:p>0.552631578947369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83cm" svg:y="0.252cm" chart:style-name="ch2">
          <text:p>LmUGP</text:p>
        </chart:title>
        <chart:legend chart:legend-position="end" svg:x="5.907cm" svg:y="2.379cm" style:legend-expansion="high" chart:style-name="ch3"/>
        <chart:plot-area chart:style-name="ch4" table:cell-range-address="Tabelle1.K20:Tabelle1.M26 Tabelle1.I243:Tabelle1.J243" chart:data-source-has-labels="both" svg:x="0.155cm" svg:y="1.173cm" svg:width="5.597cm" svg:height="4.55cm">
          <chart:coordinate-region svg:x="0.988cm" svg:y="1.368cm" svg:width="4.764cm" svg:height="3.716cm"/>
          <chart:axis chart:dimension="x" chart:name="primary-x" chart:style-name="ch5" chartooo:axis-type="auto">
            <chartooo:date-scale/>
            <chart:categories table:cell-range-address="Tabelle1.K20:Tabelle1.K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20:Tabelle1.L26" chart:label-cell-address="Tabelle1.I243:Tabelle1.I243" chart:class="chart:bar">
            <chart:data-point chart:repeated="7"/>
          </chart:series>
          <chart:series chart:style-name="ch9" chart:values-cell-range-address="Tabelle1.M20:Tabelle1.M2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20:Tabelle1.K26</svg:desc>
                </draw:g>
              </table:table-cell>
              <table:table-cell office:value-type="float" office:value="76">
                <text:p>76</text:p>
                <draw:g>
                  <svg:desc>Tabelle1.L20:Tabelle1.L26</svg:desc>
                </draw:g>
              </table:table-cell>
              <table:table-cell office:value-type="float" office:value="4">
                <text:p>4</text:p>
                <draw:g>
                  <svg:desc>Tabelle1.M20:Tabelle1.M2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a7a7 (1yau*)</text:p>
        </chart:title>
        <chart:plot-area chart:style-name="ch3" table:cell-range-address="Tabelle1.B4:Tabelle1.B11 Tabelle1.E170:Tabelle1.E17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70:Tabelle1.E17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857142857142857">
                <text:p>0.0857142857142857</text:p>
                <draw:g>
                  <svg:desc>Tabelle1.E170:Tabelle1.E17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95348837209302">
                <text:p>0.3953488372093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Ubiquitin (1ubq)</text:p>
        </chart:title>
        <chart:plot-area chart:style-name="ch3" table:cell-range-address="Tabelle1.B4:Tabelle1.B11 Tabelle1.E156:Tabelle1.E162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56:Tabelle1.E16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33333333333333">
                <text:p>0.333333333333333</text:p>
                <draw:g>
                  <svg:desc>Tabelle1.E156:Tabelle1.E162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6cm" svg:y="0.255cm" chart:style-name="ch2">
          <text:p>mrsB (3e0o)</text:p>
        </chart:title>
        <chart:plot-area chart:style-name="ch3" table:cell-range-address="Tabelle1.B4:Tabelle1.B11 Tabelle1.E134:Tabelle1.E140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34:Tabelle1.E14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28571428571429">
                <text:p>0.428571428571429</text:p>
                <draw:g>
                  <svg:desc>Tabelle1.E134:Tabelle1.E14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28cm" svg:y="0.255cm" chart:style-name="ch2">
          <text:p>EIN (1eza)</text:p>
        </chart:title>
        <chart:plot-area chart:style-name="ch3" table:cell-range-address="Tabelle1.B4:Tabelle1.B11 Tabelle1.E118:Tabelle1.E124" chart:data-source-has-labels="column" svg:x="0.143cm" svg:y="1.179cm" svg:width="6.907cm" svg:height="4.701cm">
          <chart:coordinate-region svg:x="0.976cm" svg:y="1.419cm" svg:width="6.074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18:Tabelle1.E12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55555555555556">
                <text:p>0.555555555555556</text:p>
                <draw:g>
                  <svg:desc>Tabelle1.E118:Tabelle1.E124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52830188679245">
                <text:p>0.45283018867924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2881355932203">
                <text:p>0.3728813559322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1 0" chart:style-name="ch1">
        <chart:title svg:x="2.95cm" svg:y="0.316cm" chart:style-name="ch2">
          <text:p>LmUGP</text:p>
        </chart:title>
        <chart:legend chart:legend-position="end" svg:x="4.907cm" svg:y="3.47cm" style:legend-expansion="high" chart:style-name="ch3"/>
        <chart:plot-area chart:style-name="ch4" table:cell-range-address="Tabelle1.E270:Tabelle1.E274 Tabelle1.F269:Tabelle1.H269 Tabelle1.F277:Tabelle1.H281 Tabelle1.K269:Tabelle1.K269 Tabelle1.K277:Tabelle1.K281" chart:data-source-has-labels="both" svg:x="0.153cm" svg:y="1.301cm" svg:width="4.601cm" svg:height="7.519cm">
          <chart:coordinate-region svg:x="0.986cm" svg:y="1.496cm" svg:width="3.768cm" svg:height="5.713cm"/>
          <chart:axis chart:dimension="x" chart:name="primary-x" chart:style-name="ch5" chartooo:axis-type="auto">
            <chartooo:date-scale/>
            <chart:categories table:cell-range-address="Tabelle1.E270:Tabelle1.E2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77:Tabelle1.F281" chart:label-cell-address="Tabelle1.F269:Tabelle1.F269" chart:class="chart:bar">
            <chart:data-point chart:repeated="5"/>
          </chart:series>
          <chart:series chart:style-name="ch9" chart:values-cell-range-address="Tabelle1.H277:Tabelle1.H281" chart:label-cell-address="Tabelle1.H269:Tabelle1.H269" chart:class="chart:bar">
            <chart:data-point chart:repeated="5"/>
          </chart:series>
          <chart:series chart:style-name="ch10" chart:values-cell-range-address="Tabelle1.G277:Tabelle1.G281" chart:label-cell-address="Tabelle1.G269:Tabelle1.G269" chart:class="chart:bar">
            <chart:data-point chart:repeated="5"/>
          </chart:series>
          <chart:series chart:style-name="ch11" chart:values-cell-range-address="Tabelle1.K277:Tabelle1.K281" chart:label-cell-address="Tabelle1.K269:Tabelle1.K26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70:Tabelle1.E274</svg:desc>
                </draw:g>
              </table:table-cell>
              <table:table-cell office:value-type="float" office:value="132">
                <text:p>132</text:p>
                <draw:g>
                  <svg:desc>Tabelle1.F277:Tabelle1.F281</svg:desc>
                </draw:g>
              </table:table-cell>
              <table:table-cell office:value-type="float" office:value="5">
                <text:p>5</text:p>
                <draw:g>
                  <svg:desc>Tabelle1.H277:Tabelle1.H281</svg:desc>
                </draw:g>
              </table:table-cell>
              <table:table-cell office:value-type="float" office:value="3">
                <text:p>3</text:p>
                <draw:g>
                  <svg:desc>Tabelle1.G277:Tabelle1.G281</svg:desc>
                </draw:g>
              </table:table-cell>
              <table:table-cell office:value-type="float" office:value="23">
                <text:p>23</text:p>
                <draw:g>
                  <svg:desc>Tabelle1.K277:Tabelle1.K281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3.294cm" svg:y="0.316cm" chart:style-name="ch2">
          <text:p>GTB</text:p>
        </chart:title>
        <chart:legend chart:legend-position="end" svg:x="4.907cm" svg:y="3.47cm" style:legend-expansion="high" chart:style-name="ch3"/>
        <chart:plot-area chart:style-name="ch4" table:cell-range-address="Tabelle1.E285:Tabelle1.H289 Tabelle1.F269:Tabelle1.H269 Tabelle1.K269:Tabelle1.K269 Tabelle1.K285:Tabelle1.K289" chart:data-source-has-labels="both" svg:x="0.153cm" svg:y="1.301cm" svg:width="4.601cm" svg:height="7.519cm">
          <chart:coordinate-region svg:x="0.792cm" svg:y="1.496cm" svg:width="3.962cm" svg:height="5.713cm"/>
          <chart:axis chart:dimension="x" chart:name="primary-x" chart:style-name="ch5" chartooo:axis-type="auto">
            <chartooo:date-scale/>
            <chart:categories table:cell-range-address="Tabelle1.E285:Tabelle1.E2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85:Tabelle1.F289" chart:label-cell-address="Tabelle1.F269:Tabelle1.F269" chart:class="chart:bar">
            <chart:data-point chart:repeated="5"/>
          </chart:series>
          <chart:series chart:style-name="ch9" chart:values-cell-range-address="Tabelle1.H285:Tabelle1.H289" chart:label-cell-address="Tabelle1.H269:Tabelle1.H269" chart:class="chart:bar">
            <chart:data-point chart:repeated="5"/>
          </chart:series>
          <chart:series chart:style-name="ch10" chart:values-cell-range-address="Tabelle1.G285:Tabelle1.G289" chart:label-cell-address="Tabelle1.G269:Tabelle1.G269" chart:class="chart:bar">
            <chart:data-point chart:repeated="5"/>
          </chart:series>
          <chart:series chart:style-name="ch11" chart:values-cell-range-address="Tabelle1.K285:Tabelle1.K289" chart:label-cell-address="Tabelle1.K269:Tabelle1.K26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85:Tabelle1.E289</svg:desc>
                </draw:g>
              </table:table-cell>
              <table:table-cell office:value-type="float" office:value="57">
                <text:p>57</text:p>
                <draw:g>
                  <svg:desc>Tabelle1.F285:Tabelle1.F289</svg:desc>
                </draw:g>
              </table:table-cell>
              <table:table-cell office:value-type="float" office:value="1">
                <text:p>1</text:p>
                <draw:g>
                  <svg:desc>Tabelle1.H285:Tabelle1.H289</svg:desc>
                </draw:g>
              </table:table-cell>
              <table:table-cell office:value-type="float" office:value="4">
                <text:p>4</text:p>
                <draw:g>
                  <svg:desc>Tabelle1.G285:Tabelle1.G289</svg:desc>
                </draw:g>
              </table:table-cell>
              <table:table-cell office:value-type="float" office:value="21">
                <text:p>21</text:p>
                <draw:g>
                  <svg:desc>Tabelle1.K285:Tabelle1.K289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83cm" svg:height="9.004cm" xlink:href="." xlink:type="simple" chart:class="chart:bar" chart:style-name="ch1">
        <chart:title svg:x="2.038cm" svg:y="0.316cm" chart:style-name="ch2">
          <text:p>huNoV P-domain</text:p>
        </chart:title>
        <chart:legend chart:legend-position="end" svg:x="4.9cm" svg:y="3.472cm" style:legend-expansion="high" chart:style-name="ch3"/>
        <chart:plot-area chart:style-name="ch4" chart:data-source-has-labels="both" svg:x="0.153cm" svg:y="1.301cm" svg:width="4.594cm" svg:height="7.523cm">
          <chart:coordinate-region svg:x="0.792cm" svg:y="1.496cm" svg:width="3.955cm" svg:height="6.21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" chart:label-cell-address="local-table.$B$1" chart:class="chart:bar">
            <chart:data-point chart:repeated="5"/>
            <loext:propertry-mapping loext:property="BorderColor" loext:cell-range-address="local-table.$B$2:.$B$6"/>
          </chart:series>
          <chart:series chart:style-name="ch9" chart:values-cell-range-address="local-table.$D$2:.$D$6" chart:label-cell-address="local-table.$D$1" chart:class="chart:bar">
            <chart:data-point chart:repeated="5"/>
            <loext:propertry-mapping loext:property="BorderColor" loext:cell-range-address="local-table.$E$2:.$E$6"/>
          </chart:series>
          <chart:series chart:style-name="ch10" chart:values-cell-range-address="local-table.$F$2:.$F$6" chart:label-cell-address="local-table.$F$1" chart:class="chart:bar">
            <chart:data-point chart:repeated="5"/>
            <loext:propertry-mapping loext:property="BorderColor" loext:cell-range-address="local-table.$G$2:.$G$6"/>
          </chart:series>
          <chart:series chart:style-name="ch11" chart:values-cell-range-address="local-table.$H$2:.$H$6" chart:label-cell-address="local-table.$H$1" chart:class="chart:bar">
            <chart:data-point chart:repeated="5"/>
            <loext:propertry-mapping loext:property="BorderColor" loext:cell-range-address="local-table.$I$2:.$I$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1</text:p>
              </table:table-cell>
              <table:table-cell office:value-type="string">
                <text:p>interchanged</text:p>
              </table:table-cell>
              <table:table-cell office:value-type="string">
                <text:p>Series4</text:p>
              </table:table-cell>
              <table:table-cell office:value-type="string">
                <text:p>wrong</text:p>
              </table:table-cell>
              <table:table-cell office:value-type="string">
                <text:p>Series6</text:p>
              </table:table-cell>
              <table:table-cell office:value-type="string">
                <text:p>not assigned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0.1 Å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2 Å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Long_20_Dot"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title svg:x="2.25cm" svg:y="0.316cm" chart:style-name="ch2">
          <text:p>HuNoV P-domain</text:p>
        </chart:title>
        <chart:legend chart:legend-position="end" svg:x="6.346cm" svg:y="3.96cm" style:legend-expansion="high" chart:style-name="ch3"/>
        <chart:plot-area chart:style-name="ch4" table:cell-range-address="Tabelle1.U235:Tabelle1.W238" chart:data-source-has-labels="both" svg:x="0.163cm" svg:y="1.301cm" svg:width="6.02cm" svg:height="7.519cm">
          <chart:coordinate-region svg:x="0.802cm" svg:y="1.497cm" svg:width="5.381cm" svg:height="5.943cm"/>
          <chart:axis chart:dimension="x" chart:name="primary-x" chart:style-name="ch5" chartooo:axis-type="auto">
            <chartooo:date-scale/>
            <chart:categories table:cell-range-address="Tabelle1.U236:Tabelle1.U2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V236:Tabelle1.V238" chart:label-cell-address="Tabelle1.V235:Tabelle1.V235" chart:class="chart:bar">
            <chart:data-point chart:repeated="3"/>
          </chart:series>
          <chart:series chart:style-name="ch9" chart:values-cell-range-address="Tabelle1.W236:Tabelle1.W238" chart:label-cell-address="Tabelle1.W235:Tabelle1.W23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V235:Tabelle1.V235</svg:desc>
                </draw:g>
              </table:table-cell>
              <table:table-cell office:value-type="string">
                <text:p>wrong</text:p>
                <draw:g>
                  <svg:desc>Tabelle1.W235:Tabelle1.W235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Tabelle1.U236:Tabelle1.U238</svg:desc>
                </draw:g>
              </table:table-cell>
              <table:table-cell office:value-type="float" office:value="33">
                <text:p>33</text:p>
                <draw:g>
                  <svg:desc>Tabelle1.V236:Tabelle1.V238</svg:desc>
                </draw:g>
              </table:table-cell>
              <table:table-cell office:value-type="float" office:value="0">
                <text:p>0</text:p>
                <draw:g>
                  <svg:desc>Tabelle1.W236:Tabelle1.W238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05">
                <text:p>-0.0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44:Tabelle1.J246 Tabelle1.H243:Tabelle1.J243 Tabelle1.K243:Tabelle1.K246 Tabelle1.N243:Tabelle1.N246" chart:data-source-has-labels="both" svg:x="0.163cm" svg:y="0.18cm" svg:width="5.086cm" svg:height="8.64cm">
          <chart:coordinate-region svg:x="0.996cm" svg:y="0.375cm" svg:width="4.253cm" svg:height="5.813cm"/>
          <chart:axis chart:dimension="x" chart:name="primary-x" chart:style-name="ch4" chartooo:axis-type="auto">
            <chartooo:date-scale/>
            <chart:categories table:cell-range-address="Tabelle1.H244:Tabelle1.H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4:Tabelle1.I246" chart:label-cell-address="Tabelle1.I243:Tabelle1.I243" chart:class="chart:bar">
            <chart:data-point chart:repeated="3"/>
          </chart:series>
          <chart:series chart:style-name="ch8" chart:values-cell-range-address="Tabelle1.K244:Tabelle1.K246" chart:label-cell-address="Tabelle1.K243:Tabelle1.K243" chart:class="chart:bar">
            <chart:data-point chart:repeated="3"/>
          </chart:series>
          <chart:series chart:style-name="ch9" chart:values-cell-range-address="Tabelle1.J244:Tabelle1.J246" chart:label-cell-address="Tabelle1.J243:Tabelle1.J243" chart:class="chart:bar">
            <chart:data-point chart:repeated="3"/>
          </chart:series>
          <chart:series chart:style-name="ch10" chart:values-cell-range-address="Tabelle1.N244:Tabelle1.N246" chart:label-cell-address="Tabelle1.N243:Tabelle1.N2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interchanged</text:p>
                <draw:g>
                  <svg:desc>Tabelle1.K243:Tabelle1.K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  <table:table-cell office:value-type="string">
                <text:p>not assigned</text:p>
                <draw:g>
                  <svg:desc>Tabelle1.N243:Tabelle1.N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4:Tabelle1.H246</svg:desc>
                </draw:g>
              </table:table-cell>
              <table:table-cell office:value-type="float" office:value="129">
                <text:p>129</text:p>
                <draw:g>
                  <svg:desc>Tabelle1.I244:Tabelle1.I246</svg:desc>
                </draw:g>
              </table:table-cell>
              <table:table-cell office:value-type="float" office:value="4">
                <text:p>4</text:p>
                <draw:g>
                  <svg:desc>Tabelle1.K244:Tabelle1.K246</svg:desc>
                </draw:g>
              </table:table-cell>
              <table:table-cell office:value-type="float" office:value="6">
                <text:p>6</text:p>
                <draw:g>
                  <svg:desc>Tabelle1.J244:Tabelle1.J246</svg:desc>
                </draw:g>
              </table:table-cell>
              <table:table-cell office:value-type="float" office:value="20">
                <text:p>20</text:p>
                <draw:g>
                  <svg:desc>Tabelle1.N244:Tabelle1.N24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LmUGP (4m2a)</text:p>
        </chart:title>
        <chart:plot-area chart:style-name="ch3" table:cell-range-address="Tabelle1.B4:Tabelle1.B11 Tabelle1.E19:Tabelle1.E25" chart:data-source-has-labels="column" svg:x="0.143cm" svg:y="1.179cm" svg:width="6.907cm" svg:height="4.701cm">
          <chart:coordinate-region svg:x="1.205cm" svg:y="1.418cm" svg:width="5.845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9:Tabelle1.E2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7008547008547">
                <text:p>0.47008547008547</text:p>
                <draw:g>
                  <svg:desc>Tabelle1.E19:Tabelle1.E2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8604651162791">
                <text:p>0.41860465116279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19847328244275">
                <text:p>0.419847328244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14:Tabelle1.J223 Tabelle1.H213:Tabelle1.J213 Tabelle1.K213:Tabelle1.K223 Tabelle1.N213:Tabelle1.N223" chart:data-source-has-labels="both" svg:x="0.32cm" svg:y="0.179cm" svg:width="12.585cm" svg:height="8.618cm">
          <chart:coordinate-region svg:x="1.153cm" svg:y="0.374cm" svg:width="11.752cm" svg:height="5.455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44:Tabelle1.J246 Tabelle1.H243:Tabelle1.J243 Tabelle1.K243:Tabelle1.K246 Tabelle1.N243:Tabelle1.N246" chart:data-source-has-labels="both" svg:x="0.163cm" svg:y="0.18cm" svg:width="5.086cm" svg:height="8.64cm">
          <chart:coordinate-region svg:x="1.314cm" svg:y="0.375cm" svg:width="3.935cm" svg:height="5.813cm"/>
          <chart:axis chart:dimension="x" chart:name="primary-x" chart:style-name="ch4" chartooo:axis-type="auto">
            <chartooo:date-scale/>
            <chart:categories table:cell-range-address="Tabelle1.H244:Tabelle1.H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4:Tabelle1.I246" chart:label-cell-address="Tabelle1.I243:Tabelle1.I243" chart:class="chart:bar">
            <chart:data-point chart:repeated="3"/>
          </chart:series>
          <chart:series chart:style-name="ch8" chart:values-cell-range-address="Tabelle1.K244:Tabelle1.K246" chart:label-cell-address="Tabelle1.K243:Tabelle1.K243" chart:class="chart:bar">
            <chart:data-point chart:repeated="3"/>
          </chart:series>
          <chart:series chart:style-name="ch9" chart:values-cell-range-address="Tabelle1.J244:Tabelle1.J246" chart:label-cell-address="Tabelle1.J243:Tabelle1.J243" chart:class="chart:bar">
            <chart:data-point chart:repeated="3"/>
          </chart:series>
          <chart:series chart:style-name="ch10" chart:values-cell-range-address="Tabelle1.N244:Tabelle1.N246" chart:label-cell-address="Tabelle1.N243:Tabelle1.N2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interchanged</text:p>
                <draw:g>
                  <svg:desc>Tabelle1.K243:Tabelle1.K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  <table:table-cell office:value-type="string">
                <text:p>not assigned</text:p>
                <draw:g>
                  <svg:desc>Tabelle1.N243:Tabelle1.N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4:Tabelle1.H246</svg:desc>
                </draw:g>
              </table:table-cell>
              <table:table-cell office:value-type="float" office:value="129">
                <text:p>129</text:p>
                <draw:g>
                  <svg:desc>Tabelle1.I244:Tabelle1.I246</svg:desc>
                </draw:g>
              </table:table-cell>
              <table:table-cell office:value-type="float" office:value="4">
                <text:p>4</text:p>
                <draw:g>
                  <svg:desc>Tabelle1.K244:Tabelle1.K246</svg:desc>
                </draw:g>
              </table:table-cell>
              <table:table-cell office:value-type="float" office:value="6">
                <text:p>6</text:p>
                <draw:g>
                  <svg:desc>Tabelle1.J244:Tabelle1.J246</svg:desc>
                </draw:g>
              </table:table-cell>
              <table:table-cell office:value-type="float" office:value="20">
                <text:p>20</text:p>
                <draw:g>
                  <svg:desc>Tabelle1.N244:Tabelle1.N24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251cm" svg:y="0.252cm" chart:style-name="ch2">
          <text:p>MNV P-domain</text:p>
        </chart:title>
        <chart:legend chart:legend-position="end" svg:x="5.907cm" svg:y="2.379cm" style:legend-expansion="high" chart:style-name="ch3"/>
        <chart:plot-area chart:style-name="ch4" table:cell-range-address="Tabelle1.K38:Tabelle1.M44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38:Tabelle1.K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38:Tabelle1.L44" chart:label-cell-address="Tabelle1.I243:Tabelle1.I243" chart:class="chart:bar">
            <chart:data-point chart:repeated="7"/>
          </chart:series>
          <chart:series chart:style-name="ch9" chart:values-cell-range-address="Tabelle1.M38:Tabelle1.M4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38:Tabelle1.K44</svg:desc>
                </draw:g>
              </table:table-cell>
              <table:table-cell office:value-type="float" office:value="33">
                <text:p>33</text:p>
                <draw:g>
                  <svg:desc>Tabelle1.L38:Tabelle1.L44</svg:desc>
                </draw:g>
              </table:table-cell>
              <table:table-cell office:value-type="float" office:value="2">
                <text:p>2</text:p>
                <draw:g>
                  <svg:desc>Tabelle1.M38:Tabelle1.M4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74cm" svg:y="0.252cm" chart:style-name="ch2">
          <text:p>MSG</text:p>
        </chart:title>
        <chart:legend chart:legend-position="end" svg:x="5.907cm" svg:y="2.379cm" style:legend-expansion="high" chart:style-name="ch3"/>
        <chart:plot-area chart:style-name="ch4" table:cell-range-address="Tabelle1.K62:Tabelle1.M68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62:Tabelle1.K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62:Tabelle1.L68" chart:label-cell-address="Tabelle1.I243:Tabelle1.I243" chart:class="chart:bar">
            <chart:data-point chart:repeated="7"/>
          </chart:series>
          <chart:series chart:style-name="ch9" chart:values-cell-range-address="Tabelle1.M62:Tabelle1.M68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62:Tabelle1.K68</svg:desc>
                </draw:g>
              </table:table-cell>
              <table:table-cell office:value-type="float" office:value="46">
                <text:p>46</text:p>
                <draw:g>
                  <svg:desc>Tabelle1.L62:Tabelle1.L68</svg:desc>
                </draw:g>
              </table:table-cell>
              <table:table-cell office:value-type="float" office:value="8">
                <text:p>8</text:p>
                <draw:g>
                  <svg:desc>Tabelle1.M62:Tabelle1.M6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01cm" svg:y="0.252cm" chart:style-name="ch2">
          <text:p>MBP</text:p>
        </chart:title>
        <chart:legend chart:legend-position="end" svg:x="5.907cm" svg:y="2.379cm" style:legend-expansion="high" chart:style-name="ch3"/>
        <chart:plot-area chart:style-name="ch4" table:cell-range-address="Tabelle1.K80:Tabelle1.M86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80:Tabelle1.K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80:Tabelle1.L86" chart:label-cell-address="Tabelle1.I243:Tabelle1.I243" chart:class="chart:bar">
            <chart:data-point chart:repeated="7"/>
          </chart:series>
          <chart:series chart:style-name="ch9" chart:values-cell-range-address="Tabelle1.M80:Tabelle1.M8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80:Tabelle1.K86</svg:desc>
                </draw:g>
              </table:table-cell>
              <table:table-cell office:value-type="float" office:value="40">
                <text:p>40</text:p>
                <draw:g>
                  <svg:desc>Tabelle1.L80:Tabelle1.L86</svg:desc>
                </draw:g>
              </table:table-cell>
              <table:table-cell office:value-type="float" office:value="12">
                <text:p>12</text:p>
                <draw:g>
                  <svg:desc>Tabelle1.M80:Tabelle1.M8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75cm" svg:y="0.252cm" chart:style-name="ch2">
          <text:p>ATCase</text:p>
        </chart:title>
        <chart:legend chart:legend-position="end" svg:x="5.907cm" svg:y="2.379cm" style:legend-expansion="high" chart:style-name="ch3"/>
        <chart:plot-area chart:style-name="ch4" table:cell-range-address="Tabelle1.K99:Tabelle1.M105 Tabelle1.I243:Tabelle1.J243" chart:data-source-has-labels="both" svg:x="0.155cm" svg:y="1.173cm" svg:width="5.597cm" svg:height="4.55cm">
          <chart:coordinate-region svg:x="0.6cm" svg:y="1.369cm" svg:width="5.152cm" svg:height="3.715cm"/>
          <chart:axis chart:dimension="x" chart:name="primary-x" chart:style-name="ch5" chartooo:axis-type="auto">
            <chartooo:date-scale/>
            <chart:categories table:cell-range-address="Tabelle1.K99:Tabelle1.K1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99:Tabelle1.L105" chart:label-cell-address="Tabelle1.I243:Tabelle1.I243" chart:class="chart:bar">
            <chart:data-point chart:repeated="7"/>
          </chart:series>
          <chart:series chart:style-name="ch9" chart:values-cell-range-address="Tabelle1.M99:Tabelle1.M105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99:Tabelle1.K105</svg:desc>
                </draw:g>
              </table:table-cell>
              <table:table-cell office:value-type="float" office:value="2">
                <text:p>2</text:p>
                <draw:g>
                  <svg:desc>Tabelle1.L99:Tabelle1.L105</svg:desc>
                </draw:g>
              </table:table-cell>
              <table:table-cell office:value-type="float" office:value="1">
                <text:p>1</text:p>
                <draw:g>
                  <svg:desc>Tabelle1.M99:Tabelle1.M105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416cm" svg:y="0.252cm" chart:style-name="ch2">
          <text:p>EIN</text:p>
        </chart:title>
        <chart:legend chart:legend-position="end" svg:x="5.907cm" svg:y="2.379cm" style:legend-expansion="high" chart:style-name="ch3"/>
        <chart:plot-area chart:style-name="ch4" table:cell-range-address="Tabelle1.K120:Tabelle1.M126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120:Tabelle1.K1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20:Tabelle1.L126" chart:label-cell-address="Tabelle1.I243:Tabelle1.I243" chart:class="chart:bar">
            <chart:data-point chart:repeated="7"/>
          </chart:series>
          <chart:series chart:style-name="ch9" chart:values-cell-range-address="Tabelle1.M120:Tabelle1.M12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20:Tabelle1.K126</svg:desc>
                </draw:g>
              </table:table-cell>
              <table:table-cell office:value-type="float" office:value="43">
                <text:p>43</text:p>
                <draw:g>
                  <svg:desc>Tabelle1.L120:Tabelle1.L126</svg:desc>
                </draw:g>
              </table:table-cell>
              <table:table-cell office:value-type="float" office:value="3">
                <text:p>3</text:p>
                <draw:g>
                  <svg:desc>Tabelle1.M120:Tabelle1.M12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57cm" svg:y="0.252cm" chart:style-name="ch2">
          <text:p>MrsB</text:p>
        </chart:title>
        <chart:legend chart:legend-position="end" svg:x="5.907cm" svg:y="2.379cm" style:legend-expansion="high" chart:style-name="ch3"/>
        <chart:plot-area chart:style-name="ch4" table:cell-range-address="Tabelle1.K136:Tabelle1.M142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136:Tabelle1.K1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36:Tabelle1.L142" chart:label-cell-address="Tabelle1.I243:Tabelle1.I243" chart:class="chart:bar">
            <chart:data-point chart:repeated="7"/>
          </chart:series>
          <chart:series chart:style-name="ch9" chart:values-cell-range-address="Tabelle1.M136:Tabelle1.M142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36:Tabelle1.K142</svg:desc>
                </draw:g>
              </table:table-cell>
              <table:table-cell office:value-type="float" office:value="16">
                <text:p>16</text:p>
                <draw:g>
                  <svg:desc>Tabelle1.L136:Tabelle1.L142</svg:desc>
                </draw:g>
              </table:table-cell>
              <table:table-cell office:value-type="float" office:value="1">
                <text:p>1</text:p>
                <draw:g>
                  <svg:desc>Tabelle1.M136:Tabelle1.M142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13cm" svg:y="0.252cm" chart:style-name="ch2">
          <text:p>Ubiquitin</text:p>
        </chart:title>
        <chart:legend chart:legend-position="end" svg:x="5.907cm" svg:y="2.379cm" style:legend-expansion="high" chart:style-name="ch3"/>
        <chart:plot-area chart:style-name="ch4" table:cell-range-address="Tabelle1.K158:Tabelle1.M164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158:Tabelle1.K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58:Tabelle1.L164" chart:label-cell-address="Tabelle1.I243:Tabelle1.I243" chart:class="chart:bar">
            <chart:data-point chart:repeated="7"/>
          </chart:series>
          <chart:series chart:style-name="ch9" chart:values-cell-range-address="Tabelle1.M158:Tabelle1.M16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58:Tabelle1.K164</svg:desc>
                </draw:g>
              </table:table-cell>
              <table:table-cell office:value-type="float" office:value="13">
                <text:p>13</text:p>
                <draw:g>
                  <svg:desc>Tabelle1.L158:Tabelle1.L164</svg:desc>
                </draw:g>
              </table:table-cell>
              <table:table-cell office:value-type="float" office:value="0">
                <text:p>0</text:p>
                <draw:g>
                  <svg:desc>Tabelle1.M158:Tabelle1.M16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01cm" svg:y="0.252cm" chart:style-name="ch2">
          <text:p>a7a7</text:p>
        </chart:title>
        <chart:legend chart:legend-position="end" svg:x="5.907cm" svg:y="2.379cm" style:legend-expansion="high" chart:style-name="ch3"/>
        <chart:plot-area chart:style-name="ch4" table:cell-range-address="Tabelle1.K171:Tabelle1.M177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171:Tabelle1.K17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71:Tabelle1.L177" chart:label-cell-address="Tabelle1.I243:Tabelle1.I243" chart:class="chart:bar">
            <chart:data-point chart:repeated="7"/>
          </chart:series>
          <chart:series chart:style-name="ch9" chart:values-cell-range-address="Tabelle1.M171:Tabelle1.M177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71:Tabelle1.K177</svg:desc>
                </draw:g>
              </table:table-cell>
              <table:table-cell office:value-type="float" office:value="20">
                <text:p>20</text:p>
                <draw:g>
                  <svg:desc>Tabelle1.L171:Tabelle1.L177</svg:desc>
                </draw:g>
              </table:table-cell>
              <table:table-cell office:value-type="float" office:value="1">
                <text:p>1</text:p>
                <draw:g>
                  <svg:desc>Tabelle1.M171:Tabelle1.M177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167cm" svg:y="0.255cm" chart:style-name="ch2">
          <text:p>MNV P-domain (6e47*)</text:p>
        </chart:title>
        <chart:plot-area chart:style-name="ch3" table:cell-range-address="Tabelle1.B4:Tabelle1.B11 Tabelle1.E37:Tabelle1.E43" chart:data-source-has-labels="column" svg:x="0.143cm" svg:y="1.179cm" svg:width="6.907cm" svg:height="4.701cm">
          <chart:coordinate-region svg:x="1.205cm" svg:y="1.419cm" svg:width="5.845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7:Tabelle1.E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710526315789474">
                <text:p>0.710526315789474</text:p>
                <draw:g>
                  <svg:desc>Tabelle1.E37:Tabelle1.E43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707317073170732">
                <text:p>0.70731707317073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731707317073171">
                <text:p>0.731707317073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14:Tabelle1.J223 Tabelle1.H213:Tabelle1.J213 Tabelle1.K213:Tabelle1.K223 Tabelle1.N213:Tabelle1.N223" chart:data-source-has-labels="both" svg:x="0.32cm" svg:y="0.179cm" svg:width="12.585cm" svg:height="8.618cm">
          <chart:coordinate-region svg:x="1.471cm" svg:y="0.374cm" svg:width="11.434cm" svg:height="5.455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legend chart:legend-position="end" svg:x="6.346cm" svg:y="3.96cm" style:legend-expansion="high" chart:style-name="ch2"/>
        <chart:plot-area chart:style-name="ch3" table:cell-range-address="Tabelle1.H252:Tabelle1.J254 Tabelle1.I243:Tabelle1.J243" chart:data-source-has-labels="both" svg:x="0.163cm" svg:y="0.18cm" svg:width="6.02cm" svg:height="8.64cm">
          <chart:coordinate-region svg:x="0.996cm" svg:y="0.376cm" svg:width="5.187cm" svg:height="5.812cm"/>
          <chart:axis chart:dimension="x" chart:name="primary-x" chart:style-name="ch4" chartooo:axis-type="auto">
            <chartooo:date-scale/>
            <chart:categories table:cell-range-address="Tabelle1.H252:Tabelle1.H2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52:Tabelle1.I254" chart:label-cell-address="Tabelle1.I243:Tabelle1.I243" chart:class="chart:bar">
            <chart:data-point chart:repeated="3"/>
          </chart:series>
          <chart:series chart:style-name="ch8" chart:values-cell-range-address="Tabelle1.J252:Tabelle1.J254" chart:label-cell-address="Tabelle1.J243:Tabelle1.J24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52:Tabelle1.H254</svg:desc>
                </draw:g>
              </table:table-cell>
              <table:table-cell office:value-type="float" office:value="127">
                <text:p>127</text:p>
                <draw:g>
                  <svg:desc>Tabelle1.I252:Tabelle1.I254</svg:desc>
                </draw:g>
              </table:table-cell>
              <table:table-cell office:value-type="float" office:value="6">
                <text:p>6</text:p>
                <draw:g>
                  <svg:desc>Tabelle1.J252:Tabelle1.J254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19cm" svg:y="0.255cm" chart:style-name="ch2">
          <text:p>GTB (2rit*)</text:p>
        </chart:title>
        <chart:plot-area chart:style-name="ch3" table:cell-range-address="Tabelle1.C186:Tabelle1.C192 Tabelle1.F186:Tabelle1.F192" chart:data-source-has-labels="column" svg:x="0.143cm" svg:y="1.179cm" svg:width="6.907cm" svg:height="4.701cm">
          <chart:coordinate-region svg:x="0.976cm" svg:y="1.418cm" svg:width="6.074cm" svg:height="3.823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186:Tabelle1.F19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325581395348837">
                <text:p>0.325581395348837</text:p>
                <draw:g>
                  <svg:desc>Tabelle1.F186:Tabelle1.F192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3018867924528">
                <text:p>0.2830188679245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27cm" svg:y="0.252cm" chart:style-name="ch2">
          <text:p>GTB</text:p>
        </chart:title>
        <chart:legend chart:legend-position="end" svg:x="5.907cm" svg:y="2.379cm" style:legend-expansion="high" chart:style-name="ch3"/>
        <chart:plot-area chart:style-name="ch4" table:cell-range-address="Tabelle1.L188:Tabelle1.N194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L188:Tabelle1.L19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M188:Tabelle1.M194" chart:label-cell-address="Tabelle1.I243:Tabelle1.I243" chart:class="chart:bar">
            <chart:data-point chart:repeated="7"/>
          </chart:series>
          <chart:series chart:style-name="ch9" chart:values-cell-range-address="Tabelle1.N188:Tabelle1.N19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L188:Tabelle1.L194</svg:desc>
                </draw:g>
              </table:table-cell>
              <table:table-cell office:value-type="float" office:value="10">
                <text:p>10</text:p>
                <draw:g>
                  <svg:desc>Tabelle1.M188:Tabelle1.M194</svg:desc>
                </draw:g>
              </table:table-cell>
              <table:table-cell office:value-type="float" office:value="4">
                <text:p>4</text:p>
                <draw:g>
                  <svg:desc>Tabelle1.N188:Tabelle1.N19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528cm" svg:y="0.255cm" chart:style-name="ch2">
          <text:p>LmUGP apo (2oef*)</text:p>
        </chart:title>
        <chart:plot-area chart:style-name="ch3" table:cell-range-address="Tabelle1.C186:Tabelle1.C192 Tabelle1.F200:Tabelle1.F206" chart:data-source-has-labels="column" svg:x="0.143cm" svg:y="1.179cm" svg:width="6.907cm" svg:height="4.701cm">
          <chart:coordinate-region svg:x="1.205cm" svg:y="1.418cm" svg:width="5.845cm" svg:height="3.823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200:Tabelle1.F20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197674418604651">
                <text:p>0.197674418604651</text:p>
                <draw:g>
                  <svg:desc>Tabelle1.F200:Tabelle1.F206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1764705882353">
                <text:p>0.21176470588235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87cm" svg:y="0.255cm" chart:style-name="ch2">
          <text:p>MSG (1y8b)</text:p>
        </chart:title>
        <chart:plot-area chart:style-name="ch3" table:cell-range-address="Tabelle1.B4:Tabelle1.B11 Tabelle1.E62:Tabelle1.E68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62:Tabelle1.E6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06451612903226">
                <text:p>0.306451612903226</text:p>
                <draw:g>
                  <svg:desc>Tabelle1.E62:Tabelle1.E68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50549450549451">
                <text:p>0.45054945054945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2.218cm" svg:y="0.316cm" chart:style-name="ch2">
          <text:p>MNV P-domain</text:p>
        </chart:title>
        <chart:legend chart:legend-position="end" svg:x="4.907cm" svg:y="3.47cm" style:legend-expansion="high" chart:style-name="ch3"/>
        <chart:plot-area chart:style-name="ch4" table:cell-range-address="Tabelle1.E270:Tabelle1.G274 Tabelle1.E269:Tabelle1.G269 Tabelle1.H269:Tabelle1.H274 Tabelle1.K269:Tabelle1.K274" chart:data-source-has-labels="both" svg:x="0.153cm" svg:y="1.301cm" svg:width="4.601cm" svg:height="7.519cm">
          <chart:coordinate-region svg:x="0.792cm" svg:y="1.496cm" svg:width="3.962cm" svg:height="5.712cm"/>
          <chart:axis chart:dimension="x" chart:name="primary-x" chart:style-name="ch5" chartooo:axis-type="auto">
            <chartooo:date-scale/>
            <chart:categories table:cell-range-address="Tabelle1.E270:Tabelle1.E2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70:Tabelle1.F274" chart:label-cell-address="Tabelle1.F269:Tabelle1.F269" chart:class="chart:bar">
            <chart:data-point chart:repeated="5"/>
            <loext:propertry-mapping loext:property="BorderColor" loext:cell-range-address="Tabelle1.F270:Tabelle1.F274"/>
          </chart:series>
          <chart:series chart:style-name="ch9" chart:values-cell-range-address="Tabelle1.H270:Tabelle1.H274" chart:label-cell-address="Tabelle1.H269:Tabelle1.H269" chart:class="chart:bar">
            <chart:data-point chart:repeated="5"/>
            <loext:propertry-mapping loext:property="BorderColor" loext:cell-range-address="Tabelle1.H270:Tabelle1.H274"/>
          </chart:series>
          <chart:series chart:style-name="ch10" chart:values-cell-range-address="Tabelle1.G270:Tabelle1.G274" chart:label-cell-address="Tabelle1.G269:Tabelle1.G269" chart:class="chart:bar">
            <chart:data-point chart:repeated="5"/>
            <loext:propertry-mapping loext:property="BorderColor" loext:cell-range-address="Tabelle1.G270:Tabelle1.G274"/>
          </chart:series>
          <chart:series chart:style-name="ch11" chart:values-cell-range-address="Tabelle1.K270:Tabelle1.K274" chart:label-cell-address="Tabelle1.K269:Tabelle1.K269" chart:class="chart:bar">
            <chart:data-point chart:repeated="5"/>
            <loext:propertry-mapping loext:property="BorderColor" loext:cell-range-address="Tabelle1.K270:Tabelle1.K27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70:Tabelle1.E274</svg:desc>
                </draw:g>
              </table:table-cell>
              <table:table-cell office:value-type="float" office:value="52">
                <text:p>52</text:p>
                <draw:g>
                  <svg:desc>Tabelle1.F270:Tabelle1.F274</svg:desc>
                </draw:g>
              </table:table-cell>
              <table:table-cell office:value-type="float" office:value="52">
                <text:p>52</text:p>
                <draw:g>
                  <svg:desc>Tabelle1.F270:Tabelle1.F274</svg:desc>
                </draw:g>
              </table:table-cell>
              <table:table-cell office:value-type="float" office:value="1">
                <text:p>1</text:p>
                <draw:g>
                  <svg:desc>Tabelle1.H270:Tabelle1.H274</svg:desc>
                </draw:g>
              </table:table-cell>
              <table:table-cell office:value-type="float" office:value="1">
                <text:p>1</text:p>
                <draw:g>
                  <svg:desc>Tabelle1.H270:Tabelle1.H274</svg:desc>
                </draw:g>
              </table:table-cell>
              <table:table-cell office:value-type="float" office:value="2">
                <text:p>2</text:p>
                <draw:g>
                  <svg:desc>Tabelle1.G270:Tabelle1.G274</svg:desc>
                </draw:g>
              </table:table-cell>
              <table:table-cell office:value-type="float" office:value="2">
                <text:p>2</text:p>
                <draw:g>
                  <svg:desc>Tabelle1.G270:Tabelle1.G274</svg:desc>
                </draw:g>
              </table:table-cell>
              <table:table-cell office:value-type="float" office:value="14">
                <text:p>14</text:p>
                <draw:g>
                  <svg:desc>Tabelle1.K270:Tabelle1.K274</svg:desc>
                </draw:g>
              </table:table-cell>
              <table:table-cell office:value-type="float" office:value="14">
                <text:p>14</text:p>
                <draw:g>
                  <svg:desc>Tabelle1.K270:Tabelle1.K274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MBP (1ez9*)</text:p>
        </chart:title>
        <chart:plot-area chart:style-name="ch3" table:cell-range-address="Tabelle1.B4:Tabelle1.B11 Tabelle1.E80:Tabelle1.E8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80:Tabelle1.E8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303030303030303">
                <text:p>0.0303030303030303</text:p>
                <draw:g>
                  <svg:desc>Tabelle1.E80:Tabelle1.E8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04761904761905">
                <text:p>0.4047619047619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T5:Tabelle1.T11" chart:data-source-has-labels="column" svg:x="0.143cm" svg:y="1.179cm" svg:width="6.907cm" svg:height="4.701cm">
          <chart:coordinate-region svg:x="0.93cm" svg:y="1.418cm" svg:width="6.12cm" svg:height="2.713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T5:Tabelle1.T1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NaN">
                <text:p>NaN</text:p>
                <draw:g>
                  <svg:desc>Tabelle1.T5:Tabelle1.T11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89cm" svg:y="0.255cm" chart:style-name="ch2">
          <text:p>ATCase (1d09*)</text:p>
        </chart:title>
        <chart:plot-area chart:style-name="ch3" table:cell-range-address="Tabelle1.B4:Tabelle1.B11 Tabelle1.E99:Tabelle1.E105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99:Tabelle1.E10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99:Tabelle1.E10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80952380952381">
                <text:p>0.380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031cm" svg:y="0.252cm" chart:style-name="ch2">
          <text:p>HuNoV P-domain</text:p>
        </chart:title>
        <chart:legend chart:legend-position="end" svg:x="5.907cm" svg:y="2.379cm" style:legend-expansion="high" chart:style-name="ch3"/>
        <chart:plot-area chart:style-name="ch4" table:cell-range-address="Tabelle1.K5:Tabelle1.M11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5:Tabelle1.L11" chart:label-cell-address="Tabelle1.I243:Tabelle1.I243" chart:class="chart:bar">
            <chart:data-point chart:repeated="7"/>
          </chart:series>
          <chart:series chart:style-name="ch9" chart:values-cell-range-address="Tabelle1.M5:Tabelle1.M11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5:Tabelle1.K11</svg:desc>
                </draw:g>
              </table:table-cell>
              <table:table-cell office:value-type="float" office:value="28">
                <text:p>28</text:p>
                <draw:g>
                  <svg:desc>Tabelle1.L5:Tabelle1.L11</svg:desc>
                </draw:g>
              </table:table-cell>
              <table:table-cell office:value-type="float" office:value="2">
                <text:p>2</text:p>
                <draw:g>
                  <svg:desc>Tabelle1.M5:Tabelle1.M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